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9043in"/>
    </style:style>
    <style:style style:name="co9" style:family="table-column">
      <style:table-column-properties fo:break-before="auto" style:column-width="1.172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0327in"/>
    </style:style>
    <style:style style:name="co12" style:family="table-column">
      <style:table-column-properties fo:break-before="auto" style:column-width="1.4402in"/>
    </style:style>
    <style:style style:name="co13" style:family="table-column">
      <style:table-column-properties fo:break-before="auto" style:column-width="1.7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transparent" fo:border="0.74pt solid #000000"/>
    </style:style>
    <style:style style:name="ce21" style:family="table-cell" style:parent-style-name="Default" style:data-style-name="N142">
      <style:table-cell-properties fo:background-color="transparent" fo:border="0.74pt solid #000000"/>
    </style:style>
    <style:style style:name="ce11" style:family="table-cell" style:parent-style-name="Default">
      <style:table-cell-properties fo:background-color="#b4c7dc" fo:border="0.74pt solid #000000"/>
    </style:style>
    <style:style style:name="ce2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fo:border="0.74pt solid #000000"/>
    </style:style>
    <style:style style:name="ce14" style:family="table-cell" style:parent-style-name="Default" style:data-style-name="N2">
      <style:table-cell-properties fo:background-color="#dee6ef" fo:border="0.74pt solid #000000"/>
    </style:style>
    <style:style style:name="ce15" style:family="table-cell" style:parent-style-name="Default" style:data-style-name="N142">
      <style:table-cell-properties fo:border="0.74pt solid #000000"/>
    </style:style>
    <style:style style:name="ce16" style:family="table-cell" style:parent-style-name="Default" style:data-style-name="N142">
      <style:table-cell-properties fo:background-color="#dee6ef" fo:border="0.74pt solid #000000"/>
    </style:style>
    <style:style style:name="ce17" style:family="table-cell" style:parent-style-name="Default" style:data-style-name="N141">
      <style:table-cell-properties fo:border="0.74pt solid #000000"/>
    </style:style>
    <style:style style:name="ce18" style:family="table-cell" style:parent-style-name="Default" style:data-style-name="N141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ound_by_Round" table:style-name="ta1">
        <table:table-column table:style-name="co1" table:number-columns-repeated="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6"/>
        </table:table-row>
        <table:table-row table:style-name="ro1">
          <table:table-cell table:style-name="ce1" office:value-type="string" calcext:value-type="string" table:number-columns-spanned="3" table:number-rows-spanned="1">
            <text:p>Round Wild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Ragnar</text:p>
          </table:table-cell>
          <table:table-cell office:value-type="string" calcext:value-type="string">
            <text:p>ALIKOG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souki</text:p>
          </table:table-cell>
          <table:table-cell table:style-name="ce3" office:value-type="string" calcext:value-type="string">
            <text:p>leonromaao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6"/>
        </table:table-row>
        <table:table-row table:style-name="ro1">
          <table:table-cell table:style-name="ce1" office:value-type="string" calcext:value-type="string" table:number-columns-spanned="3" table:number-rows-spanned="1">
            <text:p>Round 1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Snap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Wean Dinchester</text:p>
          </table:table-cell>
          <table:table-cell table:style-name="ce3" office:value-type="string" calcext:value-type="string">
            <text:p>chanchilaru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Heise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.shixo.</text:p>
          </table:table-cell>
          <table:table-cell table:style-name="ce3" office:value-type="string" calcext:value-type="string">
            <text:p>e1sTea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string" calcext:value-type="string">
            <text:p>R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__oladushek</text:p>
          </table:table-cell>
          <table:table-cell table:style-name="ce3" office:value-type="string" calcext:value-type="string">
            <text:p>qeetsa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ingofn00b5</text:p>
          </table:table-cell>
          <table:table-cell table:style-name="ce3" office:value-type="string" calcext:value-type="string">
            <text:p>Mortis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Biscuits</text:p>
          </table:table-cell>
          <table:table-cell table:style-name="ce3" office:value-type="string" calcext:value-type="string">
            <text:p>Metalmania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Johnny Walr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oreDek</text:p>
          </table:table-cell>
          <table:table-cell table:style-name="ce3" office:value-type="string" calcext:value-type="string">
            <text:p>Ragna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Mike'dug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lying Mouse</text:p>
          </table:table-cell>
          <table:table-cell table:style-name="ce3" office:value-type="string" calcext:value-type="string">
            <text:p>NOPE158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jasou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lushWerewolf</text:p>
          </table:table-cell>
          <table:table-cell table:style-name="ce3" office:value-type="string" calcext:value-type="string">
            <text:p>Jasuni 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string" calcext:value-type="string">
            <text:p>leonromaao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6"/>
        </table:table-row>
        <table:table-row table:style-name="ro1">
          <table:table-cell table:style-name="ce1" office:value-type="string" calcext:value-type="string" table:number-columns-spanned="3" table:number-rows-spanned="1">
            <text:p>Round 2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.shixo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Wean Dinchester</text:p>
          </table:table-cell>
          <table:table-cell table:style-name="ce3" office:value-type="string" calcext:value-type="string">
            <text:p>Snapy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eisenN</text:p>
          </table:table-cell>
          <table:table-cell table:style-name="ce3" office:value-type="string" calcext:value-type="string">
            <text:p>__oladushek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Hyd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OS+ | VoNDutcH</text:p>
          </table:table-cell>
          <table:table-cell table:style-name="ce3" office:value-type="string" calcext:value-type="string">
            <text:p>Kingofn00b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maxpower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qeetsa</text:p>
          </table:table-cell>
          <table:table-cell table:style-name="ce3" office:value-type="string" calcext:value-type="string">
            <text:p>Biscuits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ortis</text:p>
          </table:table-cell>
          <table:table-cell table:style-name="ce3" office:value-type="string" calcext:value-type="string">
            <text:p>LoreDek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talmania</text:p>
          </table:table-cell>
          <table:table-cell table:style-name="ce3" office:value-type="string" calcext:value-type="string">
            <text:p>Flying Mous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string" calcext:value-type="string">
            <text:p>ALIKOG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agnar</text:p>
          </table:table-cell>
          <table:table-cell table:style-name="ce3" office:value-type="string" calcext:value-type="string">
            <text:p>Lion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ke'dugai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PE1585</text:p>
          </table:table-cell>
          <table:table-cell table:style-name="ce3" office:value-type="string" calcext:value-type="string">
            <text:p>Jasuni 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leonromaao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6"/>
        </table:table-row>
        <table:table-row table:style-name="ro1">
          <table:table-cell table:style-name="ce1" office:value-type="string" calcext:value-type="string" table:number-columns-spanned="3" table:number-rows-spanned="1">
            <text:p>Round 3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Wean Dinches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wisenatic</text:p>
          </table:table-cell>
          <table:table-cell table:style-name="ce3" office:value-type="string" calcext:value-type="string">
            <text:p>Snapy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string" calcext:value-type="string">
            <text:p>Heise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hanchilaru</text:p>
          </table:table-cell>
          <table:table-cell table:style-name="ce3" office:value-type="string" calcext:value-type="string">
            <text:p>OS+ | VoNDutcH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__oladush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ydur</text:p>
          </table:table-cell>
          <table:table-cell table:style-name="ce3" office:value-type="string" calcext:value-type="string">
            <text:p>qeetsa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AY</text:p>
          </table:table-cell>
          <table:table-cell table:style-name="ce3" office:value-type="string" calcext:value-type="string">
            <text:p>Mortis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Biscuits</text:p>
          </table:table-cell>
          <table:table-cell table:style-name="ce3" office:value-type="string" calcext:value-type="string">
            <text:p>maxymczech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ohnny Walrus</text:p>
          </table:table-cell>
          <table:table-cell table:style-name="ce3" office:value-type="string" calcext:value-type="string">
            <text:p>Pl0tterGhost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string" calcext:value-type="string">
            <text:p>Mike'dug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LIKOG </text:p>
          </table:table-cell>
          <table:table-cell table:style-name="ce3" office:value-type="string" calcext:value-type="string">
            <text:p>NOPE158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souki</text:p>
          </table:table-cell>
          <table:table-cell table:style-name="ce3" office:value-type="string" calcext:value-type="string">
            <text:p>Jasuni 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string" calcext:value-type="string">
            <text:p>leonromaao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6"/>
        </table:table-row>
        <table:table-row table:style-name="ro1">
          <table:table-cell table:style-name="ce1" office:value-type="string" calcext:value-type="string" table:number-columns-spanned="3" table:number-rows-spanned="1">
            <text:p>Round 4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Wean Dinchester</text:p>
          </table:table-cell>
          <table:table-cell table:style-name="ce3" office:value-type="string" calcext:value-type="string">
            <text:p>.shixo.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py</text:p>
          </table:table-cell>
          <table:table-cell office:value-type="string" calcext:value-type="string">
            <text:p>OS+ | VoNDu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hanchilaru</text:p>
          </table:table-cell>
          <table:table-cell table:style-name="ce3" office:value-type="string" calcext:value-type="string">
            <text:p>__oladushek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senN</text:p>
          </table:table-cell>
          <table:table-cell office:value-type="string" calcext:value-type="string">
            <text:p>Hyd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e1sTea</text:p>
          </table:table-cell>
          <table:table-cell table:style-name="ce3" office:value-type="string" calcext:value-type="string">
            <text:p>Kingofn00b5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qeetsa</text:p>
          </table:table-cell>
          <table:table-cell table:style-name="ce3" office:value-type="string" calcext:value-type="string">
            <text:p>maxpower97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Biscuits</text:p>
          </table:table-cell>
          <table:table-cell table:style-name="ce3" office:value-type="string" calcext:value-type="string">
            <text:p>LoreDek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Ragn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talmania</text:p>
          </table:table-cell>
          <table:table-cell table:style-name="ce3" office:value-type="string" calcext:value-type="string">
            <text:p>Pl0tterGhost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LIKOG </text:p>
          </table:table-cell>
          <table:table-cell table:style-name="ce3" office:value-type="string" calcext:value-type="string">
            <text:p>PlushWerewolf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NOPE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ike'dugai</text:p>
          </table:table-cell>
          <table:table-cell table:style-name="ce3" office:value-type="string" calcext:value-type="string">
            <text:p>jasouki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string" calcext:value-type="string">
            <text:p>Jasuni 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4" table:default-cell-style-name="ce20"/>
        <table:table-column table:style-name="co3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1"/>
        <table:table-column table:style-name="co8" table:default-cell-style-name="ce21"/>
        <table:table-row table:style-name="ro1">
          <table:table-cell table:style-name="ce12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1">
            <text:p>Game Rate</text:p>
          </table:table-cell>
          <table:covered-table-cell/>
          <table:table-cell office:value-type="string" calcext:value-type="string">
            <text:p>Behavior Factor</text:p>
          </table:table-cell>
          <table:table-cell office:value-type="string" calcext:value-type="string">
            <text:p>Tournament Elo</text:p>
          </table:table-cell>
          <table:table-cell table:style-name="ce19" office:value-type="string" calcext:value-type="string">
            <text:p>Ranked Elo</text:p>
          </table:table-cell>
          <table:table-cell table:style-name="ce19" office:value-type="string" calcext:value-type="string">
            <text:p>Final Elo</text:p>
          </table:table-cell>
        </table:table-row>
        <table:table-row table:style-name="ro1">
          <table:covered-table-cell table:style-name="ce19"/>
          <table:table-cell office:value-type="string" calcext:value-type="string">
            <text:p>League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exp(Rate Quotient)</text:p>
          </table:table-cell>
          <table:table-cell office:value-type="string" calcext:value-type="string">
            <text:p>Historical</text:p>
          </table:table-cell>
          <table:table-cell table:style-name="ce19" office:value-type="string" calcext:value-type="string">
            <text:p>Point 3/4</text:p>
          </table:table-cell>
          <table:table-cell table:style-name="ce19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63.11230785218" calcext:value-type="float">
            <text:p>2463.1</text:p>
          </table:table-cell>
        </table:table-row>
        <table:table-row table:style-name="ro1">
          <table:table-cell office:value-type="string" calcext:value-type="string">
            <text:p>Wean Dinchest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42.50903169053" calcext:value-type="float">
            <text:p>2242.5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71.62083809882" calcext:value-type="float">
            <text:p>2171.6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66.02863372989" calcext:value-type="float">
            <text:p>2166.0</text:p>
          </table:table-cell>
        </table:table-row>
        <table:table-row table:style-name="ro1">
          <table:table-cell office:value-type="string" calcext:value-type="string">
            <text:p>Snapy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46.07954103999" calcext:value-type="float">
            <text:p>2046.1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45.14840384736" calcext:value-type="float">
            <text:p>2045.1</text:p>
          </table:table-cell>
        </table:table-row>
        <table:table-row table:style-name="ro1">
          <table:table-cell office:value-type="string" calcext:value-type="string">
            <text:p>Heisen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21.1974543091" calcext:value-type="float">
            <text:p>2021.2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12.45908471246" calcext:value-type="float">
            <text:p>2012.5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99.6951335667" calcext:value-type="float">
            <text:p>1999.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51.94697974114" calcext:value-type="float">
            <text:p>1951.9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80.73824046053" calcext:value-type="float">
            <text:p>1780.7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40.71079568597" calcext:value-type="float">
            <text:p>1740.7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33.6964463572" calcext:value-type="float">
            <text:p>1733.7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8.54436832071" calcext:value-type="float">
            <text:p>1728.5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2.65260366573" calcext:value-type="float">
            <text:p>1722.7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90.60896694779" calcext:value-type="float">
            <text:p>1690.6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68.47855213161" calcext:value-type="float">
            <text:p>1668.5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46.46707390891" calcext:value-type="float">
            <text:p>1646.5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37.85715199375" calcext:value-type="float">
            <text:p>1637.9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35.20543260379" calcext:value-type="float">
            <text:p>1635.2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27.0129965112" calcext:value-type="float">
            <text:p>1627.0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6.4715304415" calcext:value-type="float">
            <text:p>1606.5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0.3987813518" calcext:value-type="float">
            <text:p>1590.4</text:p>
          </table:table-cell>
        </table:table-row>
        <table:table-row table:style-name="ro1">
          <table:table-cell office:value-type="string" calcext:value-type="string">
            <text:p>Ragna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68.09796605866" calcext:value-type="float">
            <text:p>1568.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2.00342586472" calcext:value-type="float">
            <text:p>1542.0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9.53585261126" calcext:value-type="float">
            <text:p>1509.5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7.09452065458" calcext:value-type="float">
            <text:p>1437.1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1.73787163254" calcext:value-type="float">
            <text:p>1421.7</text:p>
          </table:table-cell>
        </table:table-row>
        <table:table-row table:style-name="ro1">
          <table:table-cell office:value-type="string" calcext:value-type="string">
            <text:p>Mike'dugai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77.64023814124" calcext:value-type="float">
            <text:p>1277.6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3.30268223912" calcext:value-type="float">
            <text:p>1263.3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5.09343991649" calcext:value-type="float">
            <text:p>1225.1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35.35015591666" calcext:value-type="float">
            <text:p>1135.4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9.18410660547" calcext:value-type="float">
            <text:p>1109.2</text:p>
          </table:table-cell>
        </table:table-row>
        <table:table-row table:style-name="ro1">
          <table:table-cell office:value-type="string" calcext:value-type="string">
            <text:p>Jasuni 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1.62693551552" calcext:value-type="float">
            <text:p>1031.6</text:p>
          </table:table-cell>
        </table:table-row>
        <table:table-row table:style-name="ro1">
          <table:table-cell office:value-type="string" calcext:value-type="string">
            <text:p>leonromaao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6.54573507835" calcext:value-type="float">
            <text:p>1006.5</text:p>
          </table:table-cell>
        </table:table-row>
      </table:table>
      <table:table table:name="Player_Summary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1">
          <table:table-cell office:value-type="string" calcext:value-type="string">
            <text:p>Sna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5" calcext:value-type="float">
            <text:p>435</text:p>
          </table:table-cell>
          <table:table-cell office:value-type="float" office:value="546" calcext:value-type="float">
            <text:p>546</text:p>
          </table:table-cell>
          <table:table-cell office:value-type="float" office:value="-16.2396653478941" calcext:value-type="float">
            <text:p>-16.2396653478941</text:p>
          </table:table-cell>
          <table:table-cell office:value-type="float" office:value="2046.07954103999" calcext:value-type="float">
            <text:p>2046.07954103999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635.20543260379" calcext:value-type="float">
            <text:p>1635.2054326037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  <table:table-cell office:value-type="float" office:value="1627.0129965112" calcext:value-type="float">
            <text:p>1627.0129965112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2012.45908471246" calcext:value-type="float">
            <text:p>2012.45908471246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606.4715304415" calcext:value-type="float">
            <text:p>1606.4715304415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1690.60896694779" calcext:value-type="float">
            <text:p>1690.60896694779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25.09343991649" calcext:value-type="float">
            <text:p>1225.09343991649</text:p>
          </table:table-cell>
        </table:table-row>
        <table:table-row table:style-name="ro1">
          <table:table-cell office:value-type="string" calcext:value-type="string">
            <text:p>Mike'dug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77.64023814124" calcext:value-type="float">
            <text:p>1277.64023814124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722.65260366573" calcext:value-type="float">
            <text:p>1722.65260366573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1590.3987813518" calcext:value-type="float">
            <text:p>1590.3987813518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99" calcext:value-type="float">
            <text:p>5799</text:p>
          </table:table-cell>
          <table:table-cell office:value-type="float" office:value="0" calcext:value-type="float">
            <text:p>0</text:p>
          </table:table-cell>
          <table:table-cell office:value-type="float" office:value="2166.02863372989" calcext:value-type="float">
            <text:p>2166.02863372989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1740.71079568597" calcext:value-type="float">
            <text:p>1740.71079568597</text:p>
          </table:table-cell>
        </table:table-row>
        <table:table-row table:style-name="ro1">
          <table:table-cell office:value-type="string" calcext:value-type="string">
            <text:p>Heise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11" calcext:value-type="float">
            <text:p>1411</text:p>
          </table:table-cell>
          <table:table-cell office:value-type="float" office:value="2013" calcext:value-type="float">
            <text:p>2013</text:p>
          </table:table-cell>
          <table:table-cell office:value-type="float" office:value="-28.0899308466751" calcext:value-type="float">
            <text:p>-28.0899308466751</text:p>
          </table:table-cell>
          <table:table-cell office:value-type="float" office:value="2021.1974543091" calcext:value-type="float">
            <text:p>2021.1974543091</text:p>
          </table:table-cell>
        </table:table-row>
        <table:table-row table:style-name="ro1">
          <table:table-cell office:value-type="string" calcext:value-type="string">
            <text:p>Rag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781" calcext:value-type="float">
            <text:p>781</text:p>
          </table:table-cell>
          <table:table-cell office:value-type="float" office:value="-7.49300871949299" calcext:value-type="float">
            <text:p>-7.49300871949299</text:p>
          </table:table-cell>
          <table:table-cell office:value-type="float" office:value="1568.09796605866" calcext:value-type="float">
            <text:p>1568.09796605866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646.46707390891" calcext:value-type="float">
            <text:p>1646.46707390891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69" calcext:value-type="float">
            <text:p>3369</text:p>
          </table:table-cell>
          <table:table-cell office:value-type="float" office:value="3868" calcext:value-type="float">
            <text:p>3868</text:p>
          </table:table-cell>
          <table:table-cell office:value-type="float" office:value="-1.03849534548476" calcext:value-type="float">
            <text:p>-1.03849534548476</text:p>
          </table:table-cell>
          <table:table-cell office:value-type="float" office:value="2045.14840384736" calcext:value-type="float">
            <text:p>2045.14840384736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542.00342586472" calcext:value-type="float">
            <text:p>1542.00342586472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263.30268223912" calcext:value-type="float">
            <text:p>1263.30268223912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780.73824046053" calcext:value-type="float">
            <text:p>1780.73824046053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668.47855213161" calcext:value-type="float">
            <text:p>1668.4785521316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951.94697974114" calcext:value-type="float">
            <text:p>1951.94697974114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639" calcext:value-type="float">
            <text:p>639</text:p>
          </table:table-cell>
          <table:table-cell office:value-type="float" office:value="-8.61723491492967" calcext:value-type="float">
            <text:p>-8.61723491492967</text:p>
          </table:table-cell>
          <table:table-cell office:value-type="float" office:value="1999.6951335667" calcext:value-type="float">
            <text:p>1999.695133566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509.53585261126" calcext:value-type="float">
            <text:p>1509.53585261126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float" office:value="1288" calcext:value-type="float">
            <text:p>1288</text:p>
          </table:table-cell>
          <table:table-cell office:value-type="float" office:value="0.0502824577602041" calcext:value-type="float">
            <text:p>0.0502824577602041</text:p>
          </table:table-cell>
          <table:table-cell office:value-type="float" office:value="1733.6964463572" calcext:value-type="float">
            <text:p>1733.6964463572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319" calcext:value-type="float">
            <text:p>319</text:p>
          </table:table-cell>
          <table:table-cell office:value-type="float" office:value="-9.86774817724904" calcext:value-type="float">
            <text:p>-9.86774817724904</text:p>
          </table:table-cell>
          <table:table-cell office:value-type="float" office:value="1421.73787163254" calcext:value-type="float">
            <text:p>1421.73787163254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463.11230785218" calcext:value-type="float">
            <text:p>2463.11230785218</text:p>
          </table:table-cell>
        </table:table-row>
        <table:table-row table:style-name="ro1">
          <table:table-cell office:value-type="string" calcext:value-type="string">
            <text:p>Jasuni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31.62693551552" calcext:value-type="float">
            <text:p>1031.62693551552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135.35015591666" calcext:value-type="float">
            <text:p>1135.35015591666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1019" calcext:value-type="float">
            <text:p>1019</text:p>
          </table:table-cell>
          <table:table-cell office:value-type="float" office:value="-39.1457113681925" calcext:value-type="float">
            <text:p>-39.1457113681925</text:p>
          </table:table-cell>
          <table:table-cell office:value-type="float" office:value="1637.85715199375" calcext:value-type="float">
            <text:p>1637.85715199375</text:p>
          </table:table-cell>
        </table:table-row>
        <table:table-row table:style-name="ro1">
          <table:table-cell office:value-type="string" calcext:value-type="string">
            <text:p>leonromaao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006.54573507835" calcext:value-type="float">
            <text:p>1006.54573507835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437.09452065458" calcext:value-type="float">
            <text:p>1437.09452065458</text:p>
          </table:table-cell>
        </table:table-row>
        <table:table-row table:style-name="ro1">
          <table:table-cell office:value-type="string" calcext:value-type="string">
            <text:p>Wean Dinches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2242.50903169053" calcext:value-type="float">
            <text:p>2242.50903169053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09.18410660547" calcext:value-type="float">
            <text:p>1109.18410660547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 office:value-type="float" office:value="2171.62083809882" calcext:value-type="float">
            <text:p>2171.62083809882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1728.54436832071" calcext:value-type="float">
            <text:p>1728.54436832071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2409.19702970297" calcext:value-type="float">
            <text:p>2409.19702970297</text:p>
          </table:table-cell>
          <table:table-cell office:value-type="float" office:value="2425.51702970297" calcext:value-type="float">
            <text:p>2425.51702970297</text:p>
          </table:table-cell>
          <table:table-cell office:value-type="float" office:value="0.558892165131504" calcext:value-type="float">
            <text:p>0.558892165131504</text:p>
          </table:table-cell>
          <table:table-cell office:value-type="float" office:value="0.560956288916618" calcext:value-type="float">
            <text:p>0.560956288916618</text:p>
          </table:table-cell>
          <table:table-cell office:value-type="float" office:value="0.117746060882024" calcext:value-type="float">
            <text:p>0.117746060882024</text:p>
          </table:table-cell>
          <table:table-cell office:value-type="float" office:value="0.117834819190987" calcext:value-type="float">
            <text:p>0.117834819190987</text:p>
          </table:table-cell>
          <table:table-cell office:value-type="float" office:value="-83.4485057149851" calcext:value-type="float">
            <text:p>-83.4485057149851</text:p>
          </table:table-cell>
          <table:table-cell office:value-type="float" office:value="83.4485057149851" calcext:value-type="float">
            <text:p>83.4485057149851</text:p>
          </table:table-cell>
          <table:table-cell office:value-type="float" office:value="2325.74852398799" calcext:value-type="float">
            <text:p>2325.74852398799</text:p>
          </table:table-cell>
          <table:table-cell office:value-type="float" office:value="2508.90023580692" calcext:value-type="float">
            <text:p>2508.90023580692</text:p>
          </table:table-cell>
          <table:table-cell office:value-type="float" office:value="2463.11230785218" calcext:value-type="float">
            <text:p>2463.11230785218</text:p>
          </table:table-cell>
        </table:table-row>
        <table:table-row table:style-name="ro1">
          <table:table-cell office:value-type="string" calcext:value-type="string">
            <text:p>Wean Dinchester</text:p>
          </table:table-cell>
          <table:table-cell office:value-type="float" office:value="-7.28" calcext:value-type="float">
            <text:p>-7.28</text:p>
          </table:table-cell>
          <table:table-cell office:value-type="float" office:value="7.28" calcext:value-type="float">
            <text:p>7.28</text:p>
          </table:table-cell>
          <table:table-cell office:value-type="float" office:value="2180.9198019802" calcext:value-type="float">
            <text:p>2180.9198019802</text:p>
          </table:table-cell>
          <table:table-cell office:value-type="float" office:value="2195.4798019802" calcext:value-type="float">
            <text:p>2195.4798019802</text:p>
          </table:table-cell>
          <table:table-cell office:value-type="float" office:value="0.535775809834078" calcext:value-type="float">
            <text:p>0.535775809834078</text:p>
          </table:table-cell>
          <table:table-cell office:value-type="float" office:value="0.53695504680722" calcext:value-type="float">
            <text:p>0.53695504680722</text:p>
          </table:table-cell>
          <table:table-cell office:value-type="float" office:value="0.141816993155482" calcext:value-type="float">
            <text:p>0.141816993155482</text:p>
          </table:table-cell>
          <table:table-cell office:value-type="float" office:value="0.1418310786425" calcext:value-type="float">
            <text:p>0.1418310786425</text:p>
          </table:table-cell>
          <table:table-cell office:value-type="float" office:value="-101.333137434271" calcext:value-type="float">
            <text:p>-101.333137434271</text:p>
          </table:table-cell>
          <table:table-cell office:value-type="float" office:value="101.333137434271" calcext:value-type="float">
            <text:p>101.333137434271</text:p>
          </table:table-cell>
          <table:table-cell office:value-type="float" office:value="2079.59730851869" calcext:value-type="float">
            <text:p>2079.59730851869</text:p>
          </table:table-cell>
          <table:table-cell office:value-type="float" office:value="2296.81293941447" calcext:value-type="float">
            <text:p>2296.81293941447</text:p>
          </table:table-cell>
          <table:table-cell office:value-type="float" office:value="2242.50903169053" calcext:value-type="float">
            <text:p>2242.50903169053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10.64" calcext:value-type="float">
            <text:p>-10.64</text:p>
          </table:table-cell>
          <table:table-cell office:value-type="float" office:value="10.64" calcext:value-type="float">
            <text:p>10.64</text:p>
          </table:table-cell>
          <table:table-cell office:value-type="float" office:value="2097.60891089109" calcext:value-type="float">
            <text:p>2097.60891089109</text:p>
          </table:table-cell>
          <table:table-cell office:value-type="float" office:value="2118.88891089109" calcext:value-type="float">
            <text:p>2118.88891089109</text:p>
          </table:table-cell>
          <table:table-cell office:value-type="float" office:value="0.529710943685123" calcext:value-type="float">
            <text:p>0.529710943685123</text:p>
          </table:table-cell>
          <table:table-cell office:value-type="float" office:value="0.531153190639326" calcext:value-type="float">
            <text:p>0.531153190639326</text:p>
          </table:table-cell>
          <table:table-cell office:value-type="float" office:value="0.160383799003618" calcext:value-type="float">
            <text:p>0.160383799003618</text:p>
          </table:table-cell>
          <table:table-cell office:value-type="float" office:value="0.160883382874519" calcext:value-type="float">
            <text:p>0.160883382874519</text:p>
          </table:table-cell>
          <table:table-cell office:value-type="float" office:value="-115.910304373791" calcext:value-type="float">
            <text:p>-115.910304373791</text:p>
          </table:table-cell>
          <table:table-cell office:value-type="float" office:value="115.910304373791" calcext:value-type="float">
            <text:p>115.910304373791</text:p>
          </table:table-cell>
          <table:table-cell office:value-type="float" office:value="1982.08570660063" calcext:value-type="float">
            <text:p>1982.08570660063</text:p>
          </table:table-cell>
          <table:table-cell office:value-type="float" office:value="2234.79921526488" calcext:value-type="float">
            <text:p>2234.79921526488</text:p>
          </table:table-cell>
          <table:table-cell office:value-type="float" office:value="2171.62083809882" calcext:value-type="float">
            <text:p>2171.62083809882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-8.88" calcext:value-type="float">
            <text:p>-8.88</text:p>
          </table:table-cell>
          <table:table-cell office:value-type="float" office:value="8.88" calcext:value-type="float">
            <text:p>8.88</text:p>
          </table:table-cell>
          <table:table-cell office:value-type="float" office:value="2094.06693069307" calcext:value-type="float">
            <text:p>2094.06693069307</text:p>
          </table:table-cell>
          <table:table-cell office:value-type="float" office:value="2111.82693069307" calcext:value-type="float">
            <text:p>2111.82693069307</text:p>
          </table:table-cell>
          <table:table-cell office:value-type="float" office:value="0.529477733445694" calcext:value-type="float">
            <text:p>0.529477733445694</text:p>
          </table:table-cell>
          <table:table-cell office:value-type="float" office:value="0.530666683694284" calcext:value-type="float">
            <text:p>0.530666683694284</text:p>
          </table:table-cell>
          <table:table-cell office:value-type="float" office:value="0.161683135938052" calcext:value-type="float">
            <text:p>0.161683135938052</text:p>
          </table:table-cell>
          <table:table-cell office:value-type="float" office:value="0.162329588581576" calcext:value-type="float">
            <text:p>0.162329588581576</text:p>
          </table:table-cell>
          <table:table-cell office:value-type="float" office:value="-117.032459983596" calcext:value-type="float">
            <text:p>-117.032459983596</text:p>
          </table:table-cell>
          <table:table-cell office:value-type="float" office:value="117.032459983596" calcext:value-type="float">
            <text:p>117.032459983596</text:p>
          </table:table-cell>
          <table:table-cell office:value-type="float" office:value="1977.53636288954" calcext:value-type="float">
            <text:p>1977.53636288954</text:p>
          </table:table-cell>
          <table:table-cell office:value-type="float" office:value="2228.85939067667" calcext:value-type="float">
            <text:p>2228.85939067667</text:p>
          </table:table-cell>
          <table:table-cell office:value-type="float" office:value="2166.02863372989" calcext:value-type="float">
            <text:p>2166.02863372989</text:p>
          </table:table-cell>
        </table:table-row>
        <table:table-row table:style-name="ro1">
          <table:table-cell office:value-type="string" calcext:value-type="string">
            <text:p>Snapy</text:p>
          </table:table-cell>
          <table:table-cell office:value-type="float" office:value="-14.48" calcext:value-type="float">
            <text:p>-14.48</text:p>
          </table:table-cell>
          <table:table-cell office:value-type="float" office:value="14.48" calcext:value-type="float">
            <text:p>14.48</text:p>
          </table:table-cell>
          <table:table-cell office:value-type="float" office:value="1958.20455445545" calcext:value-type="float">
            <text:p>1958.20455445545</text:p>
          </table:table-cell>
          <table:table-cell office:value-type="float" office:value="1987.16455445545" calcext:value-type="float">
            <text:p>1987.16455445545</text:p>
          </table:table-cell>
          <table:table-cell office:value-type="float" office:value="0.521898429724904" calcext:value-type="float">
            <text:p>0.521898429724904</text:p>
          </table:table-cell>
          <table:table-cell office:value-type="float" office:value="0.523302930709491" calcext:value-type="float">
            <text:p>0.523302930709491</text:p>
          </table:table-cell>
          <table:table-cell office:value-type="float" office:value="0.220848333790964" calcext:value-type="float">
            <text:p>0.220848333790964</text:p>
          </table:table-cell>
          <table:table-cell office:value-type="float" office:value="0.22087651775721" calcext:value-type="float">
            <text:p>0.22087651775721</text:p>
          </table:table-cell>
          <table:table-cell office:value-type="float" office:value="-164.825801689758" calcext:value-type="float">
            <text:p>-164.825801689758</text:p>
          </table:table-cell>
          <table:table-cell office:value-type="float" office:value="164.825801689758" calcext:value-type="float">
            <text:p>164.825801689758</text:p>
          </table:table-cell>
          <table:table-cell office:value-type="float" office:value="1793.37875276569" calcext:value-type="float">
            <text:p>1793.37875276569</text:p>
          </table:table-cell>
          <table:table-cell office:value-type="float" office:value="2151.96602426195" calcext:value-type="float">
            <text:p>2151.96602426195</text:p>
          </table:table-cell>
          <table:table-cell office:value-type="float" office:value="2062.31920638789" calcext:value-type="float">
            <text:p>2062.31920638789</text:p>
          </table:table-cell>
        </table:table-row>
        <table:table-row table:style-name="ro1">
          <table:table-cell office:value-type="string" calcext:value-type="string">
            <text:p>HeisenN</text:p>
          </table:table-cell>
          <table:table-cell office:value-type="float" office:value="-9.28" calcext:value-type="float">
            <text:p>-9.28</text:p>
          </table:table-cell>
          <table:table-cell office:value-type="float" office:value="9.28" calcext:value-type="float">
            <text:p>9.28</text:p>
          </table:table-cell>
          <table:table-cell office:value-type="float" office:value="1980.07742574257" calcext:value-type="float">
            <text:p>1980.07742574257</text:p>
          </table:table-cell>
          <table:table-cell office:value-type="float" office:value="1998.63742574257" calcext:value-type="float">
            <text:p>1998.63742574257</text:p>
          </table:table-cell>
          <table:table-cell office:value-type="float" office:value="0.522949282106924" calcext:value-type="float">
            <text:p>0.522949282106924</text:p>
          </table:table-cell>
          <table:table-cell office:value-type="float" office:value="0.523889386542485" calcext:value-type="float">
            <text:p>0.523889386542485</text:p>
          </table:table-cell>
          <table:table-cell office:value-type="float" office:value="0.153268353258269" calcext:value-type="float">
            <text:p>0.153268353258269</text:p>
          </table:table-cell>
          <table:table-cell office:value-type="float" office:value="0.15373818089305" calcext:value-type="float">
            <text:p>0.15373818089305</text:p>
          </table:table-cell>
          <table:table-cell office:value-type="float" office:value="-110.39969757219" calcext:value-type="float">
            <text:p>-110.39969757219</text:p>
          </table:table-cell>
          <table:table-cell office:value-type="float" office:value="110.39969757219" calcext:value-type="float">
            <text:p>110.39969757219</text:p>
          </table:table-cell>
          <table:table-cell office:value-type="float" office:value="1870.03817067879" calcext:value-type="float">
            <text:p>1870.03817067879</text:p>
          </table:table-cell>
          <table:table-cell office:value-type="float" office:value="2109.03712331476" calcext:value-type="float">
            <text:p>2109.03712331476</text:p>
          </table:table-cell>
          <table:table-cell office:value-type="float" office:value="2049.28738515577" calcext:value-type="float">
            <text:p>2049.28738515577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10.16" calcext:value-type="float">
            <text:p>-10.16</text:p>
          </table:table-cell>
          <table:table-cell office:value-type="float" office:value="10.16" calcext:value-type="float">
            <text:p>10.16</text:p>
          </table:table-cell>
          <table:table-cell office:value-type="float" office:value="1980.44574257426" calcext:value-type="float">
            <text:p>1980.44574257426</text:p>
          </table:table-cell>
          <table:table-cell office:value-type="float" office:value="2000.76574257426" calcext:value-type="float">
            <text:p>2000.76574257426</text:p>
          </table:table-cell>
          <table:table-cell office:value-type="float" office:value="0.522967500557006" calcext:value-type="float">
            <text:p>0.522967500557006</text:p>
          </table:table-cell>
          <table:table-cell office:value-type="float" office:value="0.524000098119836" calcext:value-type="float">
            <text:p>0.524000098119836</text:p>
          </table:table-cell>
          <table:table-cell office:value-type="float" office:value="0.140787159968146" calcext:value-type="float">
            <text:p>0.140787159968146</text:p>
          </table:table-cell>
          <table:table-cell office:value-type="float" office:value="0.141191219884037" calcext:value-type="float">
            <text:p>0.141191219884037</text:p>
          </table:table-cell>
          <table:table-cell office:value-type="float" office:value="-100.849801987543" calcext:value-type="float">
            <text:p>-100.849801987543</text:p>
          </table:table-cell>
          <table:table-cell office:value-type="float" office:value="100.849801987543" calcext:value-type="float">
            <text:p>100.849801987543</text:p>
          </table:table-cell>
          <table:table-cell office:value-type="float" office:value="1879.90096308598" calcext:value-type="float">
            <text:p>1879.90096308598</text:p>
          </table:table-cell>
          <table:table-cell office:value-type="float" office:value="2101.6155445618" calcext:value-type="float">
            <text:p>2101.6155445618</text:p>
          </table:table-cell>
          <table:table-cell office:value-type="float" office:value="2046.18689919285" calcext:value-type="float">
            <text:p>2046.18689919285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5.64" calcext:value-type="float">
            <text:p>-5.64</text:p>
          </table:table-cell>
          <table:table-cell office:value-type="float" office:value="5.64" calcext:value-type="float">
            <text:p>5.64</text:p>
          </table:table-cell>
          <table:table-cell office:value-type="float" office:value="1949.28178217822" calcext:value-type="float">
            <text:p>1949.28178217822</text:p>
          </table:table-cell>
          <table:table-cell office:value-type="float" office:value="1960.56178217822" calcext:value-type="float">
            <text:p>1960.56178217822</text:p>
          </table:table-cell>
          <table:table-cell office:value-type="float" office:value="0.521486990032296" calcext:value-type="float">
            <text:p>0.521486990032296</text:p>
          </table:table-cell>
          <table:table-cell office:value-type="float" office:value="0.522008774269217" calcext:value-type="float">
            <text:p>0.522008774269217</text:p>
          </table:table-cell>
          <table:table-cell office:value-type="float" office:value="0.152392033968528" calcext:value-type="float">
            <text:p>0.152392033968528</text:p>
          </table:table-cell>
          <table:table-cell office:value-type="float" office:value="0.152450370094395" calcext:value-type="float">
            <text:p>0.152450370094395</text:p>
          </table:table-cell>
          <table:table-cell office:value-type="float" office:value="-109.412260573227" calcext:value-type="float">
            <text:p>-109.412260573227</text:p>
          </table:table-cell>
          <table:table-cell office:value-type="float" office:value="109.412260573227" calcext:value-type="float">
            <text:p>109.412260573227</text:p>
          </table:table-cell>
          <table:table-cell office:value-type="float" office:value="1839.9142105955" calcext:value-type="float">
            <text:p>1839.9142105955</text:p>
          </table:table-cell>
          <table:table-cell office:value-type="float" office:value="2069.97404275145" calcext:value-type="float">
            <text:p>2069.97404275145</text:p>
          </table:table-cell>
          <table:table-cell office:value-type="float" office:value="2012.45908471246" calcext:value-type="float">
            <text:p>2012.45908471246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-9.36" calcext:value-type="float">
            <text:p>-9.36</text:p>
          </table:table-cell>
          <table:table-cell office:value-type="float" office:value="9.36" calcext:value-type="float">
            <text:p>9.36</text:p>
          </table:table-cell>
          <table:table-cell office:value-type="float" office:value="1937.78752475248" calcext:value-type="float">
            <text:p>1937.78752475248</text:p>
          </table:table-cell>
          <table:table-cell office:value-type="float" office:value="1956.50752475248" calcext:value-type="float">
            <text:p>1956.50752475248</text:p>
          </table:table-cell>
          <table:table-cell office:value-type="float" office:value="0.520971347483278" calcext:value-type="float">
            <text:p>0.520971347483278</text:p>
          </table:table-cell>
          <table:table-cell office:value-type="float" office:value="0.521819418523642" calcext:value-type="float">
            <text:p>0.521819418523642</text:p>
          </table:table-cell>
          <table:table-cell office:value-type="float" office:value="0.157135495698769" calcext:value-type="float">
            <text:p>0.157135495698769</text:p>
          </table:table-cell>
          <table:table-cell office:value-type="float" office:value="0.157247734436552" calcext:value-type="float">
            <text:p>0.157247734436552</text:p>
          </table:table-cell>
          <table:table-cell office:value-type="float" office:value="-113.099505450784" calcext:value-type="float">
            <text:p>-113.099505450784</text:p>
          </table:table-cell>
          <table:table-cell office:value-type="float" office:value="113.099505450784" calcext:value-type="float">
            <text:p>113.099505450784</text:p>
          </table:table-cell>
          <table:table-cell office:value-type="float" office:value="1824.68801930169" calcext:value-type="float">
            <text:p>1824.68801930169</text:p>
          </table:table-cell>
          <table:table-cell office:value-type="float" office:value="2069.52048487494" calcext:value-type="float">
            <text:p>2069.52048487494</text:p>
          </table:table-cell>
          <table:table-cell office:value-type="float" office:value="2008.31236848163" calcext:value-type="float">
            <text:p>2008.31236848163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9.96</text:p>
          </table:table-cell>
          <table:table-cell office:value-type="float" office:value="9.96" calcext:value-type="float">
            <text:p>9.96</text:p>
          </table:table-cell>
          <table:table-cell office:value-type="float" office:value="1877.7900990099" calcext:value-type="float">
            <text:p>1877.7900990099</text:p>
          </table:table-cell>
          <table:table-cell office:value-type="float" office:value="1897.7100990099" calcext:value-type="float">
            <text:p>1897.7100990099</text:p>
          </table:table-cell>
          <table:table-cell office:value-type="float" office:value="0.518530149708342" calcext:value-type="float">
            <text:p>0.518530149708342</text:p>
          </table:table-cell>
          <table:table-cell office:value-type="float" office:value="0.519295540077977" calcext:value-type="float">
            <text:p>0.519295540077977</text:p>
          </table:table-cell>
          <table:table-cell office:value-type="float" office:value="0.163714449283215" calcext:value-type="float">
            <text:p>0.163714449283215</text:p>
          </table:table-cell>
          <table:table-cell office:value-type="float" office:value="0.163992374118821" calcext:value-type="float">
            <text:p>0.163992374118821</text:p>
          </table:table-cell>
          <table:table-cell office:value-type="float" office:value="-118.325583005213" calcext:value-type="float">
            <text:p>-118.325583005213</text:p>
          </table:table-cell>
          <table:table-cell office:value-type="float" office:value="118.325583005213" calcext:value-type="float">
            <text:p>118.325583005213</text:p>
          </table:table-cell>
          <table:table-cell office:value-type="float" office:value="1759.68087291921" calcext:value-type="float">
            <text:p>1759.68087291921</text:p>
          </table:table-cell>
          <table:table-cell office:value-type="float" office:value="2016.03568201511" calcext:value-type="float">
            <text:p>2016.03568201511</text:p>
          </table:table-cell>
          <table:table-cell office:value-type="float" office:value="1951.94697974114" calcext:value-type="float">
            <text:p>1951.94697974114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10.28" calcext:value-type="float">
            <text:p>-10.28</text:p>
          </table:table-cell>
          <table:table-cell office:value-type="float" office:value="10.28" calcext:value-type="float">
            <text:p>10.28</text:p>
          </table:table-cell>
          <table:table-cell office:value-type="float" office:value="1706.92772277228" calcext:value-type="float">
            <text:p>1706.92772277228</text:p>
          </table:table-cell>
          <table:table-cell office:value-type="float" office:value="1727.48772277228" calcext:value-type="float">
            <text:p>1727.48772277228</text:p>
          </table:table-cell>
          <table:table-cell office:value-type="float" office:value="0.513538411174484" calcext:value-type="float">
            <text:p>0.513538411174484</text:p>
          </table:table-cell>
          <table:table-cell office:value-type="float" office:value="0.514008726480572" calcext:value-type="float">
            <text:p>0.514008726480572</text:p>
          </table:table-cell>
          <table:table-cell office:value-type="float" office:value="0.162139337286708" calcext:value-type="float">
            <text:p>0.162139337286708</text:p>
          </table:table-cell>
          <table:table-cell office:value-type="float" office:value="0.162406291220599" calcext:value-type="float">
            <text:p>0.162406291220599</text:p>
          </table:table-cell>
          <table:table-cell office:value-type="float" office:value="-117.092041510454" calcext:value-type="float">
            <text:p>-117.092041510454</text:p>
          </table:table-cell>
          <table:table-cell office:value-type="float" office:value="117.092041510454" calcext:value-type="float">
            <text:p>117.092041510454</text:p>
          </table:table-cell>
          <table:table-cell office:value-type="float" office:value="1589.83568126182" calcext:value-type="float">
            <text:p>1589.83568126182</text:p>
          </table:table-cell>
          <table:table-cell office:value-type="float" office:value="1844.3724268601" calcext:value-type="float">
            <text:p>1844.3724268601</text:p>
          </table:table-cell>
          <table:table-cell office:value-type="float" office:value="1780.73824046053" calcext:value-type="float">
            <text:p>1780.73824046053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float" office:value="-9.32" calcext:value-type="float">
            <text:p>-9.32</text:p>
          </table:table-cell>
          <table:table-cell office:value-type="float" office:value="9.32" calcext:value-type="float">
            <text:p>9.32</text:p>
          </table:table-cell>
          <table:table-cell office:value-type="float" office:value="1636.15782178218" calcext:value-type="float">
            <text:p>1636.15782178218</text:p>
          </table:table-cell>
          <table:table-cell office:value-type="float" office:value="1654.79782178218" calcext:value-type="float">
            <text:p>1654.79782178218</text:p>
          </table:table-cell>
          <table:table-cell office:value-type="float" office:value="0.512136317658507" calcext:value-type="float">
            <text:p>0.512136317658507</text:p>
          </table:table-cell>
          <table:table-cell office:value-type="float" office:value="0.512475547364476" calcext:value-type="float">
            <text:p>0.512475547364476</text:p>
          </table:table-cell>
          <table:table-cell office:value-type="float" office:value="0.23919353474309" calcext:value-type="float">
            <text:p>0.23919353474309</text:p>
          </table:table-cell>
          <table:table-cell office:value-type="float" office:value="0.239319307438662" calcext:value-type="float">
            <text:p>0.239319307438662</text:p>
          </table:table-cell>
          <table:table-cell office:value-type="float" office:value="-181.089272752023" calcext:value-type="float">
            <text:p>-181.089272752023</text:p>
          </table:table-cell>
          <table:table-cell office:value-type="float" office:value="181.089272752023" calcext:value-type="float">
            <text:p>181.089272752023</text:p>
          </table:table-cell>
          <table:table-cell office:value-type="float" office:value="1455.18189914129" calcext:value-type="float">
            <text:p>1455.18189914129</text:p>
          </table:table-cell>
          <table:table-cell office:value-type="float" office:value="1835.8870945342" calcext:value-type="float">
            <text:p>1835.8870945342</text:p>
          </table:table-cell>
          <table:table-cell office:value-type="float" office:value="1740.71079568597" calcext:value-type="float">
            <text:p>1740.71079568597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-14.04" calcext:value-type="float">
            <text:p>-14.04</text:p>
          </table:table-cell>
          <table:table-cell office:value-type="float" office:value="14.04" calcext:value-type="float">
            <text:p>14.04</text:p>
          </table:table-cell>
          <table:table-cell office:value-type="float" office:value="1658.31920792079" calcext:value-type="float">
            <text:p>1658.31920792079</text:p>
          </table:table-cell>
          <table:table-cell office:value-type="float" office:value="1686.39920792079" calcext:value-type="float">
            <text:p>1686.39920792079</text:p>
          </table:table-cell>
          <table:table-cell office:value-type="float" office:value="0.512541912160098" calcext:value-type="float">
            <text:p>0.512541912160098</text:p>
          </table:table-cell>
          <table:table-cell office:value-type="float" office:value="0.513098622235903" calcext:value-type="float">
            <text:p>0.513098622235903</text:p>
          </table:table-cell>
          <table:table-cell office:value-type="float" office:value="0.151042036302568" calcext:value-type="float">
            <text:p>0.151042036302568</text:p>
          </table:table-cell>
          <table:table-cell office:value-type="float" office:value="0.151215991577091" calcext:value-type="float">
            <text:p>0.151215991577091</text:p>
          </table:table-cell>
          <table:table-cell office:value-type="float" office:value="-108.467396893052" calcext:value-type="float">
            <text:p>-108.467396893052</text:p>
          </table:table-cell>
          <table:table-cell office:value-type="float" office:value="108.467396893052" calcext:value-type="float">
            <text:p>108.467396893052</text:p>
          </table:table-cell>
          <table:table-cell office:value-type="float" office:value="1549.98484115623" calcext:value-type="float">
            <text:p>1549.98484115623</text:p>
          </table:table-cell>
          <table:table-cell office:value-type="float" office:value="1794.86660481384" calcext:value-type="float">
            <text:p>1794.86660481384</text:p>
          </table:table-cell>
          <table:table-cell office:value-type="float" office:value="1733.64616389944" calcext:value-type="float">
            <text:p>1733.64616389944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6.12" calcext:value-type="float">
            <text:p>-6.12</text:p>
          </table:table-cell>
          <table:table-cell office:value-type="float" office:value="6.12" calcext:value-type="float">
            <text:p>6.12</text:p>
          </table:table-cell>
          <table:table-cell office:value-type="float" office:value="1667.40079207921" calcext:value-type="float">
            <text:p>1667.40079207921</text:p>
          </table:table-cell>
          <table:table-cell office:value-type="float" office:value="1679.64079207921" calcext:value-type="float">
            <text:p>1679.64079207921</text:p>
          </table:table-cell>
          <table:table-cell office:value-type="float" office:value="0.512716535997251" calcext:value-type="float">
            <text:p>0.512716535997251</text:p>
          </table:table-cell>
          <table:table-cell office:value-type="float" office:value="0.512960035747371" calcext:value-type="float">
            <text:p>0.512960035747371</text:p>
          </table:table-cell>
          <table:table-cell office:value-type="float" office:value="0.145168516756419" calcext:value-type="float">
            <text:p>0.145168516756419</text:p>
          </table:table-cell>
          <table:table-cell office:value-type="float" office:value="0.145227152147753" calcext:value-type="float">
            <text:p>0.145227152147753</text:p>
          </table:table-cell>
          <table:table-cell office:value-type="float" office:value="-103.904904278258" calcext:value-type="float">
            <text:p>-103.904904278258</text:p>
          </table:table-cell>
          <table:table-cell office:value-type="float" office:value="103.904904278258" calcext:value-type="float">
            <text:p>103.904904278258</text:p>
          </table:table-cell>
          <table:table-cell office:value-type="float" office:value="1563.54038421046" calcext:value-type="float">
            <text:p>1563.54038421046</text:p>
          </table:table-cell>
          <table:table-cell office:value-type="float" office:value="1783.54569635747" calcext:value-type="float">
            <text:p>1783.54569635747</text:p>
          </table:table-cell>
          <table:table-cell office:value-type="float" office:value="1728.54436832071" calcext:value-type="float">
            <text:p>1728.54436832071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25425742574</text:p>
          </table:table-cell>
          <table:table-cell office:value-type="float" office:value="1670.17425742574" calcext:value-type="float">
            <text:p>1670.17425742574</text:p>
          </table:table-cell>
          <table:table-cell office:value-type="float" office:value="0.512428070199126" calcext:value-type="float">
            <text:p>0.512428070199126</text:p>
          </table:table-cell>
          <table:table-cell office:value-type="float" office:value="0.512770880156533" calcext:value-type="float">
            <text:p>0.512770880156533</text:p>
          </table:table-cell>
          <table:table-cell office:value-type="float" office:value="0.158260961531586" calcext:value-type="float">
            <text:p>0.158260961531586</text:p>
          </table:table-cell>
          <table:table-cell office:value-type="float" office:value="0.158291426248297" calcext:value-type="float">
            <text:p>0.158291426248297</text:p>
          </table:table-cell>
          <table:table-cell office:value-type="float" office:value="-113.904929209932" calcext:value-type="float">
            <text:p>-113.904929209932</text:p>
          </table:table-cell>
          <table:table-cell office:value-type="float" office:value="113.904929209932" calcext:value-type="float">
            <text:p>113.904929209932</text:p>
          </table:table-cell>
          <table:table-cell office:value-type="float" office:value="1538.37285475589" calcext:value-type="float">
            <text:p>1538.37285475589</text:p>
          </table:table-cell>
          <table:table-cell office:value-type="float" office:value="1784.07918663567" calcext:value-type="float">
            <text:p>1784.07918663567</text:p>
          </table:table-cell>
          <table:table-cell office:value-type="float" office:value="1722.65260366573" calcext:value-type="float">
            <text:p>1722.65260366573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float" office:value="-6.6" calcext:value-type="float">
            <text:p>-6.6</text:p>
          </table:table-cell>
          <table:table-cell office:value-type="float" office:value="6.6" calcext:value-type="float">
            <text:p>6.6</text:p>
          </table:table-cell>
          <table:table-cell office:value-type="float" office:value="1635.49306930693" calcext:value-type="float">
            <text:p>1635.49306930693</text:p>
          </table:table-cell>
          <table:table-cell office:value-type="float" office:value="1648.69306930693" calcext:value-type="float">
            <text:p>1648.69306930693</text:p>
          </table:table-cell>
          <table:table-cell office:value-type="float" office:value="0.512124584110847" calcext:value-type="float">
            <text:p>0.512124584110847</text:p>
          </table:table-cell>
          <table:table-cell office:value-type="float" office:value="0.512362238394822" calcext:value-type="float">
            <text:p>0.512362238394822</text:p>
          </table:table-cell>
          <table:table-cell office:value-type="float" office:value="0.127261325093366" calcext:value-type="float">
            <text:p>0.127261325093366</text:p>
          </table:table-cell>
          <table:table-cell office:value-type="float" office:value="0.127274042379465" calcext:value-type="float">
            <text:p>0.127274042379465</text:p>
          </table:table-cell>
          <table:table-cell office:value-type="float" office:value="-90.4270707498144" calcext:value-type="float">
            <text:p>-90.4270707498144</text:p>
          </table:table-cell>
          <table:table-cell office:value-type="float" office:value="90.4270707498144" calcext:value-type="float">
            <text:p>90.4270707498144</text:p>
          </table:table-cell>
          <table:table-cell office:value-type="float" office:value="1545.07544762094" calcext:value-type="float">
            <text:p>1545.07544762094</text:p>
          </table:table-cell>
          <table:table-cell office:value-type="float" office:value="1739.12014005675" calcext:value-type="float">
            <text:p>1739.12014005675</text:p>
          </table:table-cell>
          <table:table-cell office:value-type="float" office:value="1690.60896694779" calcext:value-type="float">
            <text:p>1690.6089669477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11.52" calcext:value-type="float">
            <text:p>-11.52</text:p>
          </table:table-cell>
          <table:table-cell office:value-type="float" office:value="11.52" calcext:value-type="float">
            <text:p>11.52</text:p>
          </table:table-cell>
          <table:table-cell office:value-type="float" office:value="1608.75386138614" calcext:value-type="float">
            <text:p>1608.75386138614</text:p>
          </table:table-cell>
          <table:table-cell office:value-type="float" office:value="1631.79386138614" calcext:value-type="float">
            <text:p>1631.79386138614</text:p>
          </table:table-cell>
          <table:table-cell office:value-type="float" office:value="0.511672205314094" calcext:value-type="float">
            <text:p>0.511672205314094</text:p>
          </table:table-cell>
          <table:table-cell office:value-type="float" office:value="0.512059734371961" calcext:value-type="float">
            <text:p>0.512059734371961</text:p>
          </table:table-cell>
          <table:table-cell office:value-type="float" office:value="0.142486419546823" calcext:value-type="float">
            <text:p>0.142486419546823</text:p>
          </table:table-cell>
          <table:table-cell office:value-type="float" office:value="0.142582885212923" calcext:value-type="float">
            <text:p>0.142582885212923</text:p>
          </table:table-cell>
          <table:table-cell office:value-type="float" office:value="-101.901523805096" calcext:value-type="float">
            <text:p>-101.901523805096</text:p>
          </table:table-cell>
          <table:table-cell office:value-type="float" office:value="101.901523805096" calcext:value-type="float">
            <text:p>101.901523805096</text:p>
          </table:table-cell>
          <table:table-cell office:value-type="float" office:value="1506.92529787407" calcext:value-type="float">
            <text:p>1506.92529787407</text:p>
          </table:table-cell>
          <table:table-cell office:value-type="float" office:value="1733.69538519124" calcext:value-type="float">
            <text:p>1733.69538519124</text:p>
          </table:table-cell>
          <table:table-cell office:value-type="float" office:value="1677.00286336194" calcext:value-type="float">
            <text:p>1677.00286336194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6.68" calcext:value-type="float">
            <text:p>-6.68</text:p>
          </table:table-cell>
          <table:table-cell office:value-type="float" office:value="6.68" calcext:value-type="float">
            <text:p>6.68</text:p>
          </table:table-cell>
          <table:table-cell office:value-type="float" office:value="1621.22059405941" calcext:value-type="float">
            <text:p>1621.22059405941</text:p>
          </table:table-cell>
          <table:table-cell office:value-type="float" office:value="1634.58059405941" calcext:value-type="float">
            <text:p>1634.58059405941</text:p>
          </table:table-cell>
          <table:table-cell office:value-type="float" office:value="0.511878456669243" calcext:value-type="float">
            <text:p>0.511878456669243</text:p>
          </table:table-cell>
          <table:table-cell office:value-type="float" office:value="0.512108517822538" calcext:value-type="float">
            <text:p>0.512108517822538</text:p>
          </table:table-cell>
          <table:table-cell office:value-type="float" office:value="0.105548826648377" calcext:value-type="float">
            <text:p>0.105548826648377</text:p>
          </table:table-cell>
          <table:table-cell office:value-type="float" office:value="0.10556124753243" calcext:value-type="float">
            <text:p>0.10556124753243</text:p>
          </table:table-cell>
          <table:table-cell office:value-type="float" office:value="-74.4713993868671" calcext:value-type="float">
            <text:p>-74.4713993868671</text:p>
          </table:table-cell>
          <table:table-cell office:value-type="float" office:value="74.4713993868671" calcext:value-type="float">
            <text:p>74.4713993868671</text:p>
          </table:table-cell>
          <table:table-cell office:value-type="float" office:value="1546.75822818764" calcext:value-type="float">
            <text:p>1546.75822818764</text:p>
          </table:table-cell>
          <table:table-cell office:value-type="float" office:value="1709.05199344627" calcext:value-type="float">
            <text:p>1709.05199344627</text:p>
          </table:table-cell>
          <table:table-cell office:value-type="float" office:value="1668.47855213161" calcext:value-type="float">
            <text:p>1668.47855213161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-8.36" calcext:value-type="float">
            <text:p>-8.36</text:p>
          </table:table-cell>
          <table:table-cell office:value-type="float" office:value="8.36" calcext:value-type="float">
            <text:p>8.36</text:p>
          </table:table-cell>
          <table:table-cell office:value-type="float" office:value="1565.19861386139" calcext:value-type="float">
            <text:p>1565.19861386139</text:p>
          </table:table-cell>
          <table:table-cell office:value-type="float" office:value="1581.91861386139" calcext:value-type="float">
            <text:p>1581.91861386139</text:p>
          </table:table-cell>
          <table:table-cell office:value-type="float" office:value="0.511009436035846" calcext:value-type="float">
            <text:p>0.511009436035846</text:p>
          </table:table-cell>
          <table:table-cell office:value-type="float" office:value="0.511253859375485" calcext:value-type="float">
            <text:p>0.511253859375485</text:p>
          </table:table-cell>
          <table:table-cell office:value-type="float" office:value="0.188035057557393" calcext:value-type="float">
            <text:p>0.188035057557393</text:p>
          </table:table-cell>
          <table:table-cell office:value-type="float" office:value="0.188080368716389" calcext:value-type="float">
            <text:p>0.188080368716389</text:p>
          </table:table-cell>
          <table:table-cell office:value-type="float" office:value="-137.438583429682" calcext:value-type="float">
            <text:p>-137.438583429682</text:p>
          </table:table-cell>
          <table:table-cell office:value-type="float" office:value="137.438583429682" calcext:value-type="float">
            <text:p>137.438583429682</text:p>
          </table:table-cell>
          <table:table-cell office:value-type="float" office:value="1427.79670376242" calcext:value-type="float">
            <text:p>1427.79670376242</text:p>
          </table:table-cell>
          <table:table-cell office:value-type="float" office:value="1719.35719729107" calcext:value-type="float">
            <text:p>1719.35719729107</text:p>
          </table:table-cell>
          <table:table-cell office:value-type="float" office:value="1646.46707390891" calcext:value-type="float">
            <text:p>1646.46707390891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7.16" calcext:value-type="float">
            <text:p>-7.16</text:p>
          </table:table-cell>
          <table:table-cell office:value-type="float" office:value="7.16" calcext:value-type="float">
            <text:p>7.16</text:p>
          </table:table-cell>
          <table:table-cell office:value-type="float" office:value="1576.0603960396" calcext:value-type="float">
            <text:p>1576.0603960396</text:p>
          </table:table-cell>
          <table:table-cell office:value-type="float" office:value="1590.3803960396" calcext:value-type="float">
            <text:p>1590.3803960396</text:p>
          </table:table-cell>
          <table:table-cell office:value-type="float" office:value="0.511166876429829" calcext:value-type="float">
            <text:p>0.511166876429829</text:p>
          </table:table-cell>
          <table:table-cell office:value-type="float" office:value="0.51138216836617" calcext:value-type="float">
            <text:p>0.51138216836617</text:p>
          </table:table-cell>
          <table:table-cell office:value-type="float" office:value="0.135710684797041" calcext:value-type="float">
            <text:p>0.135710684797041</text:p>
          </table:table-cell>
          <table:table-cell office:value-type="float" office:value="0.135786083263041" calcext:value-type="float">
            <text:p>0.135786083263041</text:p>
          </table:table-cell>
          <table:table-cell office:value-type="float" office:value="-96.7817924341449" calcext:value-type="float">
            <text:p>-96.7817924341449</text:p>
          </table:table-cell>
          <table:table-cell office:value-type="float" office:value="96.7817924341449" calcext:value-type="float">
            <text:p>96.7817924341449</text:p>
          </table:table-cell>
          <table:table-cell office:value-type="float" office:value="1479.33516499391" calcext:value-type="float">
            <text:p>1479.33516499391</text:p>
          </table:table-cell>
          <table:table-cell office:value-type="float" office:value="1687.16218847375" calcext:value-type="float">
            <text:p>1687.16218847375</text:p>
          </table:table-cell>
          <table:table-cell office:value-type="float" office:value="1635.20543260379" calcext:value-type="float">
            <text:p>1635.2054326037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7.36" calcext:value-type="float">
            <text:p>-7.36</text:p>
          </table:table-cell>
          <table:table-cell office:value-type="float" office:value="7.36" calcext:value-type="float">
            <text:p>7.36</text:p>
          </table:table-cell>
          <table:table-cell office:value-type="float" office:value="1569.42099009901" calcext:value-type="float">
            <text:p>1569.42099009901</text:p>
          </table:table-cell>
          <table:table-cell office:value-type="float" office:value="1584.14099009901" calcext:value-type="float">
            <text:p>1584.14099009901</text:p>
          </table:table-cell>
          <table:table-cell office:value-type="float" office:value="0.511070059383382" calcext:value-type="float">
            <text:p>0.511070059383382</text:p>
          </table:table-cell>
          <table:table-cell office:value-type="float" office:value="0.511287248704082" calcext:value-type="float">
            <text:p>0.511287248704082</text:p>
          </table:table-cell>
          <table:table-cell office:value-type="float" office:value="0.130769492027867" calcext:value-type="float">
            <text:p>0.130769492027867</text:p>
          </table:table-cell>
          <table:table-cell office:value-type="float" office:value="0.13083631951116" calcext:value-type="float">
            <text:p>0.13083631951116</text:p>
          </table:table-cell>
          <table:table-cell office:value-type="float" office:value="-93.079088840915" calcext:value-type="float">
            <text:p>-93.079088840915</text:p>
          </table:table-cell>
          <table:table-cell office:value-type="float" office:value="93.079088840915" calcext:value-type="float">
            <text:p>93.079088840915</text:p>
          </table:table-cell>
          <table:table-cell office:value-type="float" office:value="1476.39174922502" calcext:value-type="float">
            <text:p>1476.39174922502</text:p>
          </table:table-cell>
          <table:table-cell office:value-type="float" office:value="1677.22007893993" calcext:value-type="float">
            <text:p>1677.22007893993</text:p>
          </table:table-cell>
          <table:table-cell office:value-type="float" office:value="1627.0129965112" calcext:value-type="float">
            <text:p>1627.0129965112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5.84" calcext:value-type="float">
            <text:p>-5.84</text:p>
          </table:table-cell>
          <table:table-cell office:value-type="float" office:value="5.84" calcext:value-type="float">
            <text:p>5.84</text:p>
          </table:table-cell>
          <table:table-cell office:value-type="float" office:value="1543.82138613861" calcext:value-type="float">
            <text:p>1543.82138613861</text:p>
          </table:table-cell>
          <table:table-cell office:value-type="float" office:value="1555.50138613861" calcext:value-type="float">
            <text:p>1555.50138613861</text:p>
          </table:table-cell>
          <table:table-cell office:value-type="float" office:value="0.51071319213068" calcext:value-type="float">
            <text:p>0.51071319213068</text:p>
          </table:table-cell>
          <table:table-cell office:value-type="float" office:value="0.510872898034979" calcext:value-type="float">
            <text:p>0.510872898034979</text:p>
          </table:table-cell>
          <table:table-cell office:value-type="float" office:value="0.150224819466337" calcext:value-type="float">
            <text:p>0.150224819466337</text:p>
          </table:table-cell>
          <table:table-cell office:value-type="float" office:value="0.150286321118924" calcext:value-type="float">
            <text:p>0.150286321118924</text:p>
          </table:table-cell>
          <table:table-cell office:value-type="float" office:value="-107.756799515017" calcext:value-type="float">
            <text:p>-107.756799515017</text:p>
          </table:table-cell>
          <table:table-cell office:value-type="float" office:value="107.756799515017" calcext:value-type="float">
            <text:p>107.756799515017</text:p>
          </table:table-cell>
          <table:table-cell office:value-type="float" office:value="1436.11156480512" calcext:value-type="float">
            <text:p>1436.11156480512</text:p>
          </table:table-cell>
          <table:table-cell office:value-type="float" office:value="1663.25818565363" calcext:value-type="float">
            <text:p>1663.25818565363</text:p>
          </table:table-cell>
          <table:table-cell office:value-type="float" office:value="1606.4715304415" calcext:value-type="float">
            <text:p>1606.4715304415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5.36" calcext:value-type="float">
            <text:p>-5.36</text:p>
          </table:table-cell>
          <table:table-cell office:value-type="float" office:value="5.36" calcext:value-type="float">
            <text:p>5.36</text:p>
          </table:table-cell>
          <table:table-cell office:value-type="float" office:value="1446.50851485149" calcext:value-type="float">
            <text:p>1446.50851485149</text:p>
          </table:table-cell>
          <table:table-cell office:value-type="float" office:value="1457.22851485149" calcext:value-type="float">
            <text:p>1457.22851485149</text:p>
          </table:table-cell>
          <table:table-cell office:value-type="float" office:value="0.50953934466087" calcext:value-type="float">
            <text:p>0.50953934466087</text:p>
          </table:table-cell>
          <table:table-cell office:value-type="float" office:value="0.509658198175504" calcext:value-type="float">
            <text:p>0.509658198175504</text:p>
          </table:table-cell>
          <table:table-cell office:value-type="float" office:value="0.326753186719433" calcext:value-type="float">
            <text:p>0.326753186719433</text:p>
          </table:table-cell>
          <table:table-cell office:value-type="float" office:value="0.326872040234067" calcext:value-type="float">
            <text:p>0.326872040234067</text:p>
          </table:table-cell>
          <table:table-cell office:value-type="float" office:value="-271.628438357226" calcext:value-type="float">
            <text:p>-271.628438357226</text:p>
          </table:table-cell>
          <table:table-cell office:value-type="float" office:value="271.628438357226" calcext:value-type="float">
            <text:p>271.628438357226</text:p>
          </table:table-cell>
          <table:table-cell office:value-type="float" office:value="1175.02426578107" calcext:value-type="float">
            <text:p>1175.02426578107</text:p>
          </table:table-cell>
          <table:table-cell office:value-type="float" office:value="1728.85695320871" calcext:value-type="float">
            <text:p>1728.85695320871</text:p>
          </table:table-cell>
          <table:table-cell office:value-type="float" office:value="1590.3987813518" calcext:value-type="float">
            <text:p>1590.3987813518</text:p>
          </table:table-cell>
        </table:table-row>
        <table:table-row table:style-name="ro1">
          <table:table-cell office:value-type="string" calcext:value-type="string">
            <text:p>Ragnar</text:p>
          </table:table-cell>
          <table:table-cell office:value-type="float" office:value="-7.68" calcext:value-type="float">
            <text:p>-7.68</text:p>
          </table:table-cell>
          <table:table-cell office:value-type="float" office:value="7.68" calcext:value-type="float">
            <text:p>7.68</text:p>
          </table:table-cell>
          <table:table-cell office:value-type="float" office:value="1521.77504950495" calcext:value-type="float">
            <text:p>1521.77504950495</text:p>
          </table:table-cell>
          <table:table-cell office:value-type="float" office:value="1537.13504950495" calcext:value-type="float">
            <text:p>1537.13504950495</text:p>
          </table:table-cell>
          <table:table-cell office:value-type="float" office:value="0.510424732555477" calcext:value-type="float">
            <text:p>0.510424732555477</text:p>
          </table:table-cell>
          <table:table-cell office:value-type="float" office:value="0.510623979693351" calcext:value-type="float">
            <text:p>0.510623979693351</text:p>
          </table:table-cell>
          <table:table-cell office:value-type="float" office:value="0.119336936755195" calcext:value-type="float">
            <text:p>0.119336936755195</text:p>
          </table:table-cell>
          <table:table-cell office:value-type="float" office:value="0.119370731659134" calcext:value-type="float">
            <text:p>0.119370731659134</text:p>
          </table:table-cell>
          <table:table-cell office:value-type="float" office:value="-84.5793995177152" calcext:value-type="float">
            <text:p>-84.5793995177152</text:p>
          </table:table-cell>
          <table:table-cell office:value-type="float" office:value="84.5793995177153" calcext:value-type="float">
            <text:p>84.5793995177153</text:p>
          </table:table-cell>
          <table:table-cell office:value-type="float" office:value="1437.22055204459" calcext:value-type="float">
            <text:p>1437.22055204459</text:p>
          </table:table-cell>
          <table:table-cell office:value-type="float" office:value="1621.71444902267" calcext:value-type="float">
            <text:p>1621.71444902267</text:p>
          </table:table-cell>
          <table:table-cell office:value-type="float" office:value="1575.59097477815" calcext:value-type="float">
            <text:p>1575.59097477815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5.28" calcext:value-type="float">
            <text:p>-5.28</text:p>
          </table:table-cell>
          <table:table-cell office:value-type="float" office:value="5.28" calcext:value-type="float">
            <text:p>5.28</text:p>
          </table:table-cell>
          <table:table-cell office:value-type="float" office:value="1471.74554455446" calcext:value-type="float">
            <text:p>1471.74554455446</text:p>
          </table:table-cell>
          <table:table-cell office:value-type="float" office:value="1482.30554455446" calcext:value-type="float">
            <text:p>1482.30554455446</text:p>
          </table:table-cell>
          <table:table-cell office:value-type="float" office:value="0.509822332945073" calcext:value-type="float">
            <text:p>0.509822332945073</text:p>
          </table:table-cell>
          <table:table-cell office:value-type="float" office:value="0.509944367938782" calcext:value-type="float">
            <text:p>0.509944367938782</text:p>
          </table:table-cell>
          <table:table-cell office:value-type="float" office:value="0.172088558143441" calcext:value-type="float">
            <text:p>0.172088558143441</text:p>
          </table:table-cell>
          <table:table-cell office:value-type="float" office:value="0.172095146750364" calcext:value-type="float">
            <text:p>0.172095146750364</text:p>
          </table:table-cell>
          <table:table-cell office:value-type="float" office:value="-124.673165888897" calcext:value-type="float">
            <text:p>-124.673165888897</text:p>
          </table:table-cell>
          <table:table-cell office:value-type="float" office:value="124.673165888897" calcext:value-type="float">
            <text:p>124.673165888897</text:p>
          </table:table-cell>
          <table:table-cell office:value-type="float" office:value="1347.07757212881" calcext:value-type="float">
            <text:p>1347.07757212881</text:p>
          </table:table-cell>
          <table:table-cell office:value-type="float" office:value="1606.97871044335" calcext:value-type="float">
            <text:p>1606.97871044335</text:p>
          </table:table-cell>
          <table:table-cell office:value-type="float" office:value="1542.00342586472" calcext:value-type="float">
            <text:p>1542.00342586472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8.64" calcext:value-type="float">
            <text:p>-8.64</text:p>
          </table:table-cell>
          <table:table-cell office:value-type="float" office:value="8.64" calcext:value-type="float">
            <text:p>8.64</text:p>
          </table:table-cell>
          <table:table-cell office:value-type="float" office:value="1433.53940594059" calcext:value-type="float">
            <text:p>1433.53940594059</text:p>
          </table:table-cell>
          <table:table-cell office:value-type="float" office:value="1450.81940594059" calcext:value-type="float">
            <text:p>1450.81940594059</text:p>
          </table:table-cell>
          <table:table-cell office:value-type="float" office:value="0.509397804844418" calcext:value-type="float">
            <text:p>0.509397804844418</text:p>
          </table:table-cell>
          <table:table-cell office:value-type="float" office:value="0.509586920471662" calcext:value-type="float">
            <text:p>0.509586920471662</text:p>
          </table:table-cell>
          <table:table-cell office:value-type="float" office:value="0.17381772255018" calcext:value-type="float">
            <text:p>0.17381772255018</text:p>
          </table:table-cell>
          <table:table-cell office:value-type="float" office:value="0.173851515786964" calcext:value-type="float">
            <text:p>0.173851515786964</text:p>
          </table:table-cell>
          <table:table-cell office:value-type="float" office:value="-126.059538063855" calcext:value-type="float">
            <text:p>-126.059538063855</text:p>
          </table:table-cell>
          <table:table-cell office:value-type="float" office:value="126.059538063855" calcext:value-type="float">
            <text:p>126.059538063855</text:p>
          </table:table-cell>
          <table:table-cell office:value-type="float" office:value="1307.5065784317" calcext:value-type="float">
            <text:p>1307.5065784317</text:p>
          </table:table-cell>
          <table:table-cell office:value-type="float" office:value="1576.87894400445" calcext:value-type="float">
            <text:p>1576.87894400445</text:p>
          </table:table-cell>
          <table:table-cell office:value-type="float" office:value="1509.53585261126" calcext:value-type="float">
            <text:p>1509.53585261126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float" office:value="-6.72" calcext:value-type="float">
            <text:p>-6.72</text:p>
          </table:table-cell>
          <table:table-cell office:value-type="float" office:value="6.72" calcext:value-type="float">
            <text:p>6.72</text:p>
          </table:table-cell>
          <table:table-cell office:value-type="float" office:value="1376.65881188119" calcext:value-type="float">
            <text:p>1376.65881188119</text:p>
          </table:table-cell>
          <table:table-cell office:value-type="float" office:value="1390.09881188119" calcext:value-type="float">
            <text:p>1390.09881188119</text:p>
          </table:table-cell>
          <table:table-cell office:value-type="float" office:value="0.508794681194465" calcext:value-type="float">
            <text:p>0.508794681194465</text:p>
          </table:table-cell>
          <table:table-cell office:value-type="float" office:value="0.508935773936553" calcext:value-type="float">
            <text:p>0.508935773936553</text:p>
          </table:table-cell>
          <table:table-cell office:value-type="float" office:value="0.140920665421866" calcext:value-type="float">
            <text:p>0.140920665421866</text:p>
          </table:table-cell>
          <table:table-cell office:value-type="float" office:value="0.140978841741227" calcext:value-type="float">
            <text:p>0.140978841741227</text:p>
          </table:table-cell>
          <table:table-cell office:value-type="float" office:value="-100.689460125472" calcext:value-type="float">
            <text:p>-100.689460125472</text:p>
          </table:table-cell>
          <table:table-cell office:value-type="float" office:value="100.689460125472" calcext:value-type="float">
            <text:p>100.689460125472</text:p>
          </table:table-cell>
          <table:table-cell office:value-type="float" office:value="1276.01326659833" calcext:value-type="float">
            <text:p>1276.01326659833</text:p>
          </table:table-cell>
          <table:table-cell office:value-type="float" office:value="1490.78827200666" calcext:value-type="float">
            <text:p>1490.78827200666</text:p>
          </table:table-cell>
          <table:table-cell office:value-type="float" office:value="1437.09452065458" calcext:value-type="float">
            <text:p>1437.09452065458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4.21782178218" calcext:value-type="float">
            <text:p>1354.21782178218</text:p>
          </table:table-cell>
          <table:table-cell office:value-type="float" office:value="1377.01782178218" calcext:value-type="float">
            <text:p>1377.01782178218</text:p>
          </table:table-cell>
          <table:table-cell office:value-type="float" office:value="0.508558765619246" calcext:value-type="float">
            <text:p>0.508558765619246</text:p>
          </table:table-cell>
          <table:table-cell office:value-type="float" office:value="0.508798448170782" calcext:value-type="float">
            <text:p>0.508798448170782</text:p>
          </table:table-cell>
          <table:table-cell office:value-type="float" office:value="0.166784013189821" calcext:value-type="float">
            <text:p>0.166784013189821</text:p>
          </table:table-cell>
          <table:table-cell office:value-type="float" office:value="0.166845279393869" calcext:value-type="float">
            <text:p>0.166845279393869</text:p>
          </table:table-cell>
          <table:table-cell office:value-type="float" office:value="-120.551643919259" calcext:value-type="float">
            <text:p>-120.551643919259</text:p>
          </table:table-cell>
          <table:table-cell office:value-type="float" office:value="120.551643919259" calcext:value-type="float">
            <text:p>120.551643919259</text:p>
          </table:table-cell>
          <table:table-cell office:value-type="float" office:value="1233.71408213485" calcext:value-type="float">
            <text:p>1233.71408213485</text:p>
          </table:table-cell>
          <table:table-cell office:value-type="float" office:value="1497.56946570144" calcext:value-type="float">
            <text:p>1497.56946570144</text:p>
          </table:table-cell>
          <table:table-cell office:value-type="float" office:value="1431.60561980979" calcext:value-type="float">
            <text:p>1431.60561980979</text:p>
          </table:table-cell>
        </table:table-row>
        <table:table-row table:style-name="ro1">
          <table:table-cell office:value-type="string" calcext:value-type="string">
            <text:p>Mike'dugai</text:p>
          </table:table-cell>
          <table:table-cell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office:value-type="float" office:value="1201.27318295739" calcext:value-type="float">
            <text:p>1201.27318295739</text:p>
          </table:table-cell>
          <table:table-cell office:value-type="float" office:value="1249.27318295739" calcext:value-type="float">
            <text:p>1249.27318295739</text:p>
          </table:table-cell>
          <table:table-cell office:value-type="float" office:value="0.506758792303121" calcext:value-type="float">
            <text:p>0.506758792303121</text:p>
          </table:table-cell>
          <table:table-cell office:value-type="float" office:value="0.507382713151628" calcext:value-type="float">
            <text:p>0.507382713151628</text:p>
          </table:table-cell>
          <table:table-cell office:value-type="float" office:value="0.114250466971529" calcext:value-type="float">
            <text:p>0.114250466971529</text:p>
          </table:table-cell>
          <table:table-cell office:value-type="float" office:value="0.114473927984647" calcext:value-type="float">
            <text:p>0.114473927984647</text:p>
          </table:table-cell>
          <table:table-cell office:value-type="float" office:value="-80.9798828465669" calcext:value-type="float">
            <text:p>-80.9798828465669</text:p>
          </table:table-cell>
          <table:table-cell office:value-type="float" office:value="80.9798828465669" calcext:value-type="float">
            <text:p>80.9798828465669</text:p>
          </table:table-cell>
          <table:table-cell office:value-type="float" office:value="1120.29330011083" calcext:value-type="float">
            <text:p>1120.29330011083</text:p>
          </table:table-cell>
          <table:table-cell office:value-type="float" office:value="1330.08921748471" calcext:value-type="float">
            <text:p>1330.08921748471</text:p>
          </table:table-cell>
          <table:table-cell office:value-type="float" office:value="1277.64023814124" calcext:value-type="float">
            <text:p>1277.64023814124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1198.58217821782" calcext:value-type="float">
            <text:p>1198.58217821782</text:p>
          </table:table-cell>
          <table:table-cell office:value-type="float" office:value="1226.58217821782" calcext:value-type="float">
            <text:p>1226.58217821782</text:p>
          </table:table-cell>
          <table:table-cell office:value-type="float" office:value="0.506721456413899" calcext:value-type="float">
            <text:p>0.506721456413899</text:p>
          </table:table-cell>
          <table:table-cell office:value-type="float" office:value="0.507097116706295" calcext:value-type="float">
            <text:p>0.507097116706295</text:p>
          </table:table-cell>
          <table:table-cell office:value-type="float" office:value="0.123283996759087" calcext:value-type="float">
            <text:p>0.123283996759087</text:p>
          </table:table-cell>
          <table:table-cell office:value-type="float" office:value="0.123359021127086" calcext:value-type="float">
            <text:p>0.123359021127086</text:p>
          </table:table-cell>
          <table:table-cell office:value-type="float" office:value="-87.524271602123" calcext:value-type="float">
            <text:p>-87.524271602123</text:p>
          </table:table-cell>
          <table:table-cell office:value-type="float" office:value="87.524271602123" calcext:value-type="float">
            <text:p>87.524271602123</text:p>
          </table:table-cell>
          <table:table-cell office:value-type="float" office:value="1111.0579066157" calcext:value-type="float">
            <text:p>1111.0579066157</text:p>
          </table:table-cell>
          <table:table-cell office:value-type="float" office:value="1314.05094078026" calcext:value-type="float">
            <text:p>1314.05094078026</text:p>
          </table:table-cell>
          <table:table-cell office:value-type="float" office:value="1263.30268223912" calcext:value-type="float">
            <text:p>1263.30268223912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13.2134831460674" calcext:value-type="float">
            <text:p>-13.2134831460674</text:p>
          </table:table-cell>
          <table:table-cell office:value-type="float" office:value="13.2134831460674" calcext:value-type="float">
            <text:p>13.2134831460674</text:p>
          </table:table-cell>
          <table:table-cell office:value-type="float" office:value="1128.74057428215" calcext:value-type="float">
            <text:p>1128.74057428215</text:p>
          </table:table-cell>
          <table:table-cell office:value-type="float" office:value="1155.16754057428" calcext:value-type="float">
            <text:p>1155.16754057428</text:p>
          </table:table-cell>
          <table:table-cell office:value-type="float" office:value="0.505643079391112" calcext:value-type="float">
            <text:p>0.505643079391112</text:p>
          </table:table-cell>
          <table:table-cell office:value-type="float" office:value="0.506077782406647" calcext:value-type="float">
            <text:p>0.506077782406647</text:p>
          </table:table-cell>
          <table:table-cell office:value-type="float" office:value="0.206692539148241" calcext:value-type="float">
            <text:p>0.206692539148241</text:p>
          </table:table-cell>
          <table:table-cell office:value-type="float" office:value="0.20693296748276" calcext:value-type="float">
            <text:p>0.20693296748276</text:p>
          </table:table-cell>
          <table:table-cell office:value-type="float" office:value="-152.964507360825" calcext:value-type="float">
            <text:p>-152.964507360825</text:p>
          </table:table-cell>
          <table:table-cell office:value-type="float" office:value="152.964507360825" calcext:value-type="float">
            <text:p>152.964507360825</text:p>
          </table:table-cell>
          <table:table-cell office:value-type="float" office:value="975.977615860644" calcext:value-type="float">
            <text:p>975.977615860644</text:p>
          </table:table-cell>
          <table:table-cell office:value-type="float" office:value="1308.13204793511" calcext:value-type="float">
            <text:p>1308.13204793511</text:p>
          </table:table-cell>
          <table:table-cell office:value-type="float" office:value="1225.09343991649" calcext:value-type="float">
            <text:p>1225.09343991649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1080.01524752475" calcext:value-type="float">
            <text:p>1080.01524752475</text:p>
          </table:table-cell>
          <table:table-cell office:value-type="float" office:value="1097.37524752475" calcext:value-type="float">
            <text:p>1097.37524752475</text:p>
          </table:table-cell>
          <table:table-cell office:value-type="float" office:value="0.504740966989041" calcext:value-type="float">
            <text:p>0.504740966989041</text:p>
          </table:table-cell>
          <table:table-cell office:value-type="float" office:value="0.505078460997121" calcext:value-type="float">
            <text:p>0.505078460997121</text:p>
          </table:table-cell>
          <table:table-cell office:value-type="float" office:value="0.119377231099881" calcext:value-type="float">
            <text:p>0.119377231099881</text:p>
          </table:table-cell>
          <table:table-cell office:value-type="float" office:value="0.119418510825667" calcext:value-type="float">
            <text:p>0.119418510825667</text:p>
          </table:table-cell>
          <table:table-cell office:value-type="float" office:value="-84.614607450097" calcext:value-type="float">
            <text:p>-84.614607450097</text:p>
          </table:table-cell>
          <table:table-cell office:value-type="float" office:value="84.614607450097" calcext:value-type="float">
            <text:p>84.614607450097</text:p>
          </table:table-cell>
          <table:table-cell office:value-type="float" office:value="995.431058742109" calcext:value-type="float">
            <text:p>995.431058742109</text:p>
          </table:table-cell>
          <table:table-cell office:value-type="float" office:value="1181.98985497485" calcext:value-type="float">
            <text:p>1181.98985497485</text:p>
          </table:table-cell>
          <table:table-cell office:value-type="float" office:value="1135.35015591666" calcext:value-type="float">
            <text:p>1135.35015591666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4196294581619" calcext:value-type="float">
            <text:p>0.504196294581619</text:p>
          </table:table-cell>
          <table:table-cell office:value-type="float" office:value="0.504450384440054" calcext:value-type="float">
            <text:p>0.504450384440054</text:p>
          </table:table-cell>
          <table:table-cell office:value-type="float" office:value="0.130238336868722" calcext:value-type="float">
            <text:p>0.130238336868722</text:p>
          </table:table-cell>
          <table:table-cell office:value-type="float" office:value="0.130319431959709" calcext:value-type="float">
            <text:p>0.130319431959709</text:p>
          </table:table-cell>
          <table:table-cell office:value-type="float" office:value="-92.6936293009538" calcext:value-type="float">
            <text:p>-92.6936293009538</text:p>
          </table:table-cell>
          <table:table-cell office:value-type="float" office:value="92.6936293009538" calcext:value-type="float">
            <text:p>92.6936293009538</text:p>
          </table:table-cell>
          <table:table-cell office:value-type="float" office:value="961.249003865559" calcext:value-type="float">
            <text:p>961.249003865559</text:p>
          </table:table-cell>
          <table:table-cell office:value-type="float" office:value="1158.49580751878" calcext:value-type="float">
            <text:p>1158.49580751878</text:p>
          </table:table-cell>
          <table:table-cell office:value-type="float" office:value="1109.18410660547" calcext:value-type="float">
            <text:p>1109.18410660547</text:p>
          </table:table-cell>
        </table:table-row>
        <table:table-row table:style-name="ro1">
          <table:table-cell office:value-type="string" calcext:value-type="string">
            <text:p>Jasuni </text:p>
          </table:table-cell>
          <table:table-cell office:value-type="float" office:value="-13.037037037037" calcext:value-type="float">
            <text:p>-13.037037037037</text:p>
          </table:table-cell>
          <table:table-cell office:value-type="float" office:value="13.037037037037" calcext:value-type="float">
            <text:p>13.037037037037</text:p>
          </table:table-cell>
          <table:table-cell office:value-type="float" office:value="974.713131313131" calcext:value-type="float">
            <text:p>974.713131313131</text:p>
          </table:table-cell>
          <table:table-cell office:value-type="float" office:value="1000.78720538721" calcext:value-type="float">
            <text:p>1000.78720538721</text:p>
          </table:table-cell>
          <table:table-cell office:value-type="float" office:value="0.502241059588285" calcext:value-type="float">
            <text:p>0.502241059588285</text:p>
          </table:table-cell>
          <table:table-cell office:value-type="float" office:value="0.502939609078859" calcext:value-type="float">
            <text:p>0.502939609078859</text:p>
          </table:table-cell>
          <table:table-cell office:value-type="float" office:value="0.105646123790529" calcext:value-type="float">
            <text:p>0.105646123790529</text:p>
          </table:table-cell>
          <table:table-cell office:value-type="float" office:value="0.105814180624493" calcext:value-type="float">
            <text:p>0.105814180624493</text:p>
          </table:table-cell>
          <table:table-cell office:value-type="float" office:value="-74.6553752690063" calcext:value-type="float">
            <text:p>-74.6553752690063</text:p>
          </table:table-cell>
          <table:table-cell office:value-type="float" office:value="74.6553752690063" calcext:value-type="float">
            <text:p>74.6553752690063</text:p>
          </table:table-cell>
          <table:table-cell office:value-type="float" office:value="900.18000009345" calcext:value-type="float">
            <text:p>900.18000009345</text:p>
          </table:table-cell>
          <table:table-cell office:value-type="float" office:value="1075.44258065621" calcext:value-type="float">
            <text:p>1075.44258065621</text:p>
          </table:table-cell>
          <table:table-cell office:value-type="float" office:value="1031.62693551552" calcext:value-type="float">
            <text:p>1031.62693551552</text:p>
          </table:table-cell>
        </table:table-row>
        <table:table-row table:style-name="ro1">
          <table:table-cell office:value-type="string" calcext:value-type="string">
            <text:p>leonromaaoe</text:p>
          </table:table-cell>
          <table:table-cell office:value-type="float" office:value="-8.84" calcext:value-type="float">
            <text:p>-8.84</text:p>
          </table:table-cell>
          <table:table-cell office:value-type="float" office:value="8.84" calcext:value-type="float">
            <text:p>8.84</text:p>
          </table:table-cell>
          <table:table-cell office:value-type="float" office:value="942.039405940594" calcext:value-type="float">
            <text:p>942.039405940594</text:p>
          </table:table-cell>
          <table:table-cell office:value-type="float" office:value="959.719405940594" calcext:value-type="float">
            <text:p>959.719405940594</text:p>
          </table:table-cell>
          <table:table-cell office:value-type="float" office:value="0.501282320466179" calcext:value-type="float">
            <text:p>0.501282320466179</text:p>
          </table:table-cell>
          <table:table-cell office:value-type="float" office:value="0.501813005489428" calcext:value-type="float">
            <text:p>0.501813005489428</text:p>
          </table:table-cell>
          <table:table-cell office:value-type="float" office:value="0.143222178604682" calcext:value-type="float">
            <text:p>0.143222178604682</text:p>
          </table:table-cell>
          <table:table-cell office:value-type="float" office:value="0.143316753623159" calcext:value-type="float">
            <text:p>0.143316753623159</text:p>
          </table:table-cell>
          <table:table-cell office:value-type="float" office:value="-102.456860377821" calcext:value-type="float">
            <text:p>-102.456860377821</text:p>
          </table:table-cell>
          <table:table-cell office:value-type="float" office:value="102.456860377821" calcext:value-type="float">
            <text:p>102.456860377821</text:p>
          </table:table-cell>
          <table:table-cell office:value-type="float" office:value="839.654141358159" calcext:value-type="float">
            <text:p>839.654141358159</text:p>
          </table:table-cell>
          <table:table-cell office:value-type="float" office:value="1062.17626631841" calcext:value-type="float">
            <text:p>1062.17626631841</text:p>
          </table:table-cell>
          <table:table-cell office:value-type="float" office:value="1006.54573507835" calcext:value-type="float">
            <text:p>1006.54573507835</text:p>
          </table:table-cell>
        </table:table-row>
      </table:table>
      <table:table table:name="Ranked_Full" table:style-name="ta1">
        <table:table-column table:style-name="co3" table:default-cell-style-name="ce6"/>
        <table:table-column table:style-name="co3" table:number-columns-repeated="2" table:default-cell-style-name="ce13"/>
        <table:table-column table:style-name="co3" table:number-columns-repeated="2" table:default-cell-style-name="ce15"/>
        <table:table-column table:style-name="co3" table:number-columns-repeated="4" table:default-cell-style-name="ce17"/>
        <table:table-column table:style-name="co3" table:number-columns-repeated="5" table:default-cell-style-name="ce15"/>
        <table:table-row table:style-name="ro2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23" office:value-type="string" calcext:value-type="string" table:number-columns-spanned="2" table:number-rows-spanned="1">
            <text:p>Pure Average Elo Fluctuatio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Pure Average Elo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arget Win Rate For That Elo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Win Rate Deviatio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Elo Drift From Win <text:s/>Rat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ournament Elo Window</text:p>
          </table:table-cell>
          <table:covered-table-cell table:style-name="ce23"/>
          <table:table-cell table:style-name="ce23" office:value-type="string" calcext:value-type="string">
            <text:p>Tournament Elo</text:p>
          </table:table-cell>
        </table:table-row>
        <table:table-row table:style-name="ro1">
          <table:covered-table-cell table:style-name="ce1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2409.19702970297" calcext:value-type="float">
            <text:p>2409.2</text:p>
          </table:table-cell>
          <table:table-cell office:value-type="float" office:value="2425.51702970297" calcext:value-type="float">
            <text:p>2425.5</text:p>
          </table:table-cell>
          <table:table-cell office:value-type="float" office:value="0.558892165131504" calcext:value-type="float">
            <text:p>0.559</text:p>
          </table:table-cell>
          <table:table-cell office:value-type="float" office:value="0.560956288916618" calcext:value-type="float">
            <text:p>0.561</text:p>
          </table:table-cell>
          <table:table-cell office:value-type="float" office:value="0.117746060882024" calcext:value-type="float">
            <text:p>0.118</text:p>
          </table:table-cell>
          <table:table-cell office:value-type="float" office:value="0.117834819190987" calcext:value-type="float">
            <text:p>0.118</text:p>
          </table:table-cell>
          <table:table-cell office:value-type="float" office:value="-83.4485057149851" calcext:value-type="float">
            <text:p>-83.4</text:p>
          </table:table-cell>
          <table:table-cell office:value-type="float" office:value="83.4485057149851" calcext:value-type="float">
            <text:p>83.4</text:p>
          </table:table-cell>
          <table:table-cell office:value-type="float" office:value="2325.74852398799" calcext:value-type="float">
            <text:p>2325.7</text:p>
          </table:table-cell>
          <table:table-cell office:value-type="float" office:value="2508.90023580692" calcext:value-type="float">
            <text:p>2508.9</text:p>
          </table:table-cell>
          <table:table-cell office:value-type="float" office:value="2463.11230785218" calcext:value-type="float">
            <text:p>2463.1</text:p>
          </table:table-cell>
        </table:table-row>
        <table:table-row table:style-name="ro1">
          <table:table-cell table:style-name="ce3" office:value-type="string" calcext:value-type="string">
            <text:p>Wean Dinchester</text:p>
          </table:table-cell>
          <table:table-cell table:style-name="ce14" office:value-type="float" office:value="-7.28" calcext:value-type="float">
            <text:p>-7.28</text:p>
          </table:table-cell>
          <table:table-cell table:style-name="ce14" office:value-type="float" office:value="7.28" calcext:value-type="float">
            <text:p>7.28</text:p>
          </table:table-cell>
          <table:table-cell table:style-name="ce16" office:value-type="float" office:value="2180.9198019802" calcext:value-type="float">
            <text:p>2180.9</text:p>
          </table:table-cell>
          <table:table-cell table:style-name="ce16" office:value-type="float" office:value="2195.4798019802" calcext:value-type="float">
            <text:p>2195.5</text:p>
          </table:table-cell>
          <table:table-cell table:style-name="ce18" office:value-type="float" office:value="0.535775809834078" calcext:value-type="float">
            <text:p>0.536</text:p>
          </table:table-cell>
          <table:table-cell table:style-name="ce18" office:value-type="float" office:value="0.53695504680722" calcext:value-type="float">
            <text:p>0.537</text:p>
          </table:table-cell>
          <table:table-cell table:style-name="ce18" office:value-type="float" office:value="0.141816993155482" calcext:value-type="float">
            <text:p>0.142</text:p>
          </table:table-cell>
          <table:table-cell table:style-name="ce18" office:value-type="float" office:value="0.1418310786425" calcext:value-type="float">
            <text:p>0.142</text:p>
          </table:table-cell>
          <table:table-cell table:style-name="ce16" office:value-type="float" office:value="-101.333137434271" calcext:value-type="float">
            <text:p>-101.3</text:p>
          </table:table-cell>
          <table:table-cell table:style-name="ce16" office:value-type="float" office:value="101.333137434271" calcext:value-type="float">
            <text:p>101.3</text:p>
          </table:table-cell>
          <table:table-cell table:style-name="ce16" office:value-type="float" office:value="2079.59730851869" calcext:value-type="float">
            <text:p>2079.6</text:p>
          </table:table-cell>
          <table:table-cell table:style-name="ce16" office:value-type="float" office:value="2296.81293941447" calcext:value-type="float">
            <text:p>2296.8</text:p>
          </table:table-cell>
          <table:table-cell table:style-name="ce16" office:value-type="float" office:value="2242.50903169053" calcext:value-type="float">
            <text:p>2242.5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10.64" calcext:value-type="float">
            <text:p>-10.64</text:p>
          </table:table-cell>
          <table:table-cell office:value-type="float" office:value="10.64" calcext:value-type="float">
            <text:p>10.64</text:p>
          </table:table-cell>
          <table:table-cell office:value-type="float" office:value="2097.60891089109" calcext:value-type="float">
            <text:p>2097.6</text:p>
          </table:table-cell>
          <table:table-cell office:value-type="float" office:value="2118.88891089109" calcext:value-type="float">
            <text:p>2118.9</text:p>
          </table:table-cell>
          <table:table-cell office:value-type="float" office:value="0.529710943685123" calcext:value-type="float">
            <text:p>0.530</text:p>
          </table:table-cell>
          <table:table-cell office:value-type="float" office:value="0.531153190639326" calcext:value-type="float">
            <text:p>0.531</text:p>
          </table:table-cell>
          <table:table-cell office:value-type="float" office:value="0.160383799003618" calcext:value-type="float">
            <text:p>0.160</text:p>
          </table:table-cell>
          <table:table-cell office:value-type="float" office:value="0.160883382874519" calcext:value-type="float">
            <text:p>0.161</text:p>
          </table:table-cell>
          <table:table-cell office:value-type="float" office:value="-115.910304373791" calcext:value-type="float">
            <text:p>-115.9</text:p>
          </table:table-cell>
          <table:table-cell office:value-type="float" office:value="115.910304373791" calcext:value-type="float">
            <text:p>115.9</text:p>
          </table:table-cell>
          <table:table-cell office:value-type="float" office:value="1982.08570660063" calcext:value-type="float">
            <text:p>1982.1</text:p>
          </table:table-cell>
          <table:table-cell office:value-type="float" office:value="2234.79921526488" calcext:value-type="float">
            <text:p>2234.8</text:p>
          </table:table-cell>
          <table:table-cell office:value-type="float" office:value="2171.62083809882" calcext:value-type="float">
            <text:p>2171.6</text:p>
          </table:table-cell>
        </table:table-row>
        <table:table-row table:style-name="ro1">
          <table:table-cell table:style-name="ce3" office:value-type="string" calcext:value-type="string">
            <text:p>.shixo.</text:p>
          </table:table-cell>
          <table:table-cell table:style-name="ce14" office:value-type="float" office:value="-8.88" calcext:value-type="float">
            <text:p>-8.88</text:p>
          </table:table-cell>
          <table:table-cell table:style-name="ce14" office:value-type="float" office:value="8.88" calcext:value-type="float">
            <text:p>8.88</text:p>
          </table:table-cell>
          <table:table-cell table:style-name="ce16" office:value-type="float" office:value="2094.06693069307" calcext:value-type="float">
            <text:p>2094.1</text:p>
          </table:table-cell>
          <table:table-cell table:style-name="ce16" office:value-type="float" office:value="2111.82693069307" calcext:value-type="float">
            <text:p>2111.8</text:p>
          </table:table-cell>
          <table:table-cell table:style-name="ce18" office:value-type="float" office:value="0.529477733445694" calcext:value-type="float">
            <text:p>0.529</text:p>
          </table:table-cell>
          <table:table-cell table:style-name="ce18" office:value-type="float" office:value="0.530666683694284" calcext:value-type="float">
            <text:p>0.531</text:p>
          </table:table-cell>
          <table:table-cell table:style-name="ce18" office:value-type="float" office:value="0.161683135938052" calcext:value-type="float">
            <text:p>0.162</text:p>
          </table:table-cell>
          <table:table-cell table:style-name="ce18" office:value-type="float" office:value="0.162329588581576" calcext:value-type="float">
            <text:p>0.162</text:p>
          </table:table-cell>
          <table:table-cell table:style-name="ce16" office:value-type="float" office:value="-117.032459983596" calcext:value-type="float">
            <text:p>-117.0</text:p>
          </table:table-cell>
          <table:table-cell table:style-name="ce16" office:value-type="float" office:value="117.032459983596" calcext:value-type="float">
            <text:p>117.0</text:p>
          </table:table-cell>
          <table:table-cell table:style-name="ce16" office:value-type="float" office:value="1977.53636288954" calcext:value-type="float">
            <text:p>1977.5</text:p>
          </table:table-cell>
          <table:table-cell table:style-name="ce16" office:value-type="float" office:value="2228.85939067667" calcext:value-type="float">
            <text:p>2228.9</text:p>
          </table:table-cell>
          <table:table-cell table:style-name="ce16" office:value-type="float" office:value="2166.02863372989" calcext:value-type="float">
            <text:p>2166.0</text:p>
          </table:table-cell>
        </table:table-row>
        <table:table-row table:style-name="ro1">
          <table:table-cell office:value-type="string" calcext:value-type="string">
            <text:p>Snapy</text:p>
          </table:table-cell>
          <table:table-cell office:value-type="float" office:value="-14.48" calcext:value-type="float">
            <text:p>-14.48</text:p>
          </table:table-cell>
          <table:table-cell office:value-type="float" office:value="14.48" calcext:value-type="float">
            <text:p>14.48</text:p>
          </table:table-cell>
          <table:table-cell office:value-type="float" office:value="1958.25782178218" calcext:value-type="float">
            <text:p>1958.3</text:p>
          </table:table-cell>
          <table:table-cell office:value-type="float" office:value="1987.21782178218" calcext:value-type="float">
            <text:p>1987.2</text:p>
          </table:table-cell>
          <table:table-cell office:value-type="float" office:value="0.521900915574935" calcext:value-type="float">
            <text:p>0.522</text:p>
          </table:table-cell>
          <table:table-cell office:value-type="float" office:value="0.523305613532604" calcext:value-type="float">
            <text:p>0.523</text:p>
          </table:table-cell>
          <table:table-cell office:value-type="float" office:value="0.181379752218947" calcext:value-type="float">
            <text:p>0.181</text:p>
          </table:table-cell>
          <table:table-cell office:value-type="float" office:value="0.181510624699475" calcext:value-type="float">
            <text:p>0.182</text:p>
          </table:table-cell>
          <table:table-cell office:value-type="float" office:value="-132.15107273923" calcext:value-type="float">
            <text:p>-132.2</text:p>
          </table:table-cell>
          <table:table-cell office:value-type="float" office:value="132.15107273923" calcext:value-type="float">
            <text:p>132.2</text:p>
          </table:table-cell>
          <table:table-cell office:value-type="float" office:value="1826.21148059575" calcext:value-type="float">
            <text:p>1826.2</text:p>
          </table:table-cell>
          <table:table-cell office:value-type="float" office:value="2119.36889452141" calcext:value-type="float">
            <text:p>2119.4</text:p>
          </table:table-cell>
          <table:table-cell office:value-type="float" office:value="2046.07954103999" calcext:value-type="float">
            <text:p>2046.1</text:p>
          </table:table-cell>
        </table:table-row>
        <table:table-row table:style-name="ro1">
          <table:table-cell table:style-name="ce3" office:value-type="string" calcext:value-type="string">
            <text:p>chanchilaru</text:p>
          </table:table-cell>
          <table:table-cell table:style-name="ce14" office:value-type="float" office:value="-10.16" calcext:value-type="float">
            <text:p>-10.16</text:p>
          </table:table-cell>
          <table:table-cell table:style-name="ce14" office:value-type="float" office:value="10.16" calcext:value-type="float">
            <text:p>10.16</text:p>
          </table:table-cell>
          <table:table-cell table:style-name="ce16" office:value-type="float" office:value="1980.44574257426" calcext:value-type="float">
            <text:p>1980.4</text:p>
          </table:table-cell>
          <table:table-cell table:style-name="ce16" office:value-type="float" office:value="2000.76574257426" calcext:value-type="float">
            <text:p>2000.8</text:p>
          </table:table-cell>
          <table:table-cell table:style-name="ce18" office:value-type="float" office:value="0.522967500557006" calcext:value-type="float">
            <text:p>0.523</text:p>
          </table:table-cell>
          <table:table-cell table:style-name="ce18" office:value-type="float" office:value="0.524000098119836" calcext:value-type="float">
            <text:p>0.524</text:p>
          </table:table-cell>
          <table:table-cell table:style-name="ce18" office:value-type="float" office:value="0.138036230849349" calcext:value-type="float">
            <text:p>0.138</text:p>
          </table:table-cell>
          <table:table-cell table:style-name="ce18" office:value-type="float" office:value="0.138437823976986" calcext:value-type="float">
            <text:p>0.138</text:p>
          </table:table-cell>
          <table:table-cell table:style-name="ce16" office:value-type="float" office:value="-98.7742468852348" calcext:value-type="float">
            <text:p>-98.8</text:p>
          </table:table-cell>
          <table:table-cell table:style-name="ce16" office:value-type="float" office:value="98.7742468852348" calcext:value-type="float">
            <text:p>98.8</text:p>
          </table:table-cell>
          <table:table-cell table:style-name="ce16" office:value-type="float" office:value="1881.97364701096" calcext:value-type="float">
            <text:p>1882.0</text:p>
          </table:table-cell>
          <table:table-cell table:style-name="ce16" office:value-type="float" office:value="2099.53998945949" calcext:value-type="float">
            <text:p>2099.5</text:p>
          </table:table-cell>
          <table:table-cell table:style-name="ce16" office:value-type="float" office:value="2045.14840384736" calcext:value-type="float">
            <text:p>2045.1</text:p>
          </table:table-cell>
        </table:table-row>
        <table:table-row table:style-name="ro1">
          <table:table-cell office:value-type="string" calcext:value-type="string">
            <text:p>HeisenN</text:p>
          </table:table-cell>
          <table:table-cell office:value-type="float" office:value="-9.24" calcext:value-type="float">
            <text:p>-9.24</text:p>
          </table:table-cell>
          <table:table-cell office:value-type="float" office:value="9.24" calcext:value-type="float">
            <text:p>9.24</text:p>
          </table:table-cell>
          <table:table-cell office:value-type="float" office:value="1949.25702970297" calcext:value-type="float">
            <text:p>1949.3</text:p>
          </table:table-cell>
          <table:table-cell office:value-type="float" office:value="1967.73702970297" calcext:value-type="float">
            <text:p>1967.7</text:p>
          </table:table-cell>
          <table:table-cell office:value-type="float" office:value="0.521485862319631" calcext:value-type="float">
            <text:p>0.521</text:p>
          </table:table-cell>
          <table:table-cell office:value-type="float" office:value="0.522348945285709" calcext:value-type="float">
            <text:p>0.522</text:p>
          </table:table-cell>
          <table:table-cell office:value-type="float" office:value="0.160834825116285" calcext:value-type="float">
            <text:p>0.161</text:p>
          </table:table-cell>
          <table:table-cell office:value-type="float" office:value="0.16108265734878" calcext:value-type="float">
            <text:p>0.161</text:p>
          </table:table-cell>
          <table:table-cell office:value-type="float" office:value="-116.064788631433" calcext:value-type="float">
            <text:p>-116.1</text:p>
          </table:table-cell>
          <table:table-cell office:value-type="float" office:value="116.064788631433" calcext:value-type="float">
            <text:p>116.1</text:p>
          </table:table-cell>
          <table:table-cell office:value-type="float" office:value="1833.38436223317" calcext:value-type="float">
            <text:p>1833.4</text:p>
          </table:table-cell>
          <table:table-cell office:value-type="float" office:value="2083.8018183344" calcext:value-type="float">
            <text:p>2083.8</text:p>
          </table:table-cell>
          <table:table-cell office:value-type="float" office:value="2021.1974543091" calcext:value-type="float">
            <text:p>2021.2</text:p>
          </table:table-cell>
        </table:table-row>
        <table:table-row table:style-name="ro1">
          <table:table-cell table:style-name="ce3" office:value-type="string" calcext:value-type="string">
            <text:p>e1sTea</text:p>
          </table:table-cell>
          <table:table-cell table:style-name="ce14" office:value-type="float" office:value="-5.64" calcext:value-type="float">
            <text:p>-5.64</text:p>
          </table:table-cell>
          <table:table-cell table:style-name="ce14" office:value-type="float" office:value="5.64" calcext:value-type="float">
            <text:p>5.64</text:p>
          </table:table-cell>
          <table:table-cell table:style-name="ce16" office:value-type="float" office:value="1949.28178217822" calcext:value-type="float">
            <text:p>1949.3</text:p>
          </table:table-cell>
          <table:table-cell table:style-name="ce16" office:value-type="float" office:value="1960.56178217822" calcext:value-type="float">
            <text:p>1960.6</text:p>
          </table:table-cell>
          <table:table-cell table:style-name="ce18" office:value-type="float" office:value="0.521486990032296" calcext:value-type="float">
            <text:p>0.521</text:p>
          </table:table-cell>
          <table:table-cell table:style-name="ce18" office:value-type="float" office:value="0.522008774269217" calcext:value-type="float">
            <text:p>0.522</text:p>
          </table:table-cell>
          <table:table-cell table:style-name="ce18" office:value-type="float" office:value="0.152392033968528" calcext:value-type="float">
            <text:p>0.152</text:p>
          </table:table-cell>
          <table:table-cell table:style-name="ce18" office:value-type="float" office:value="0.152450370094395" calcext:value-type="float">
            <text:p>0.152</text:p>
          </table:table-cell>
          <table:table-cell table:style-name="ce16" office:value-type="float" office:value="-109.412260573227" calcext:value-type="float">
            <text:p>-109.4</text:p>
          </table:table-cell>
          <table:table-cell table:style-name="ce16" office:value-type="float" office:value="109.412260573227" calcext:value-type="float">
            <text:p>109.4</text:p>
          </table:table-cell>
          <table:table-cell table:style-name="ce16" office:value-type="float" office:value="1839.9142105955" calcext:value-type="float">
            <text:p>1839.9</text:p>
          </table:table-cell>
          <table:table-cell table:style-name="ce16" office:value-type="float" office:value="2069.97404275145" calcext:value-type="float">
            <text:p>2070.0</text:p>
          </table:table-cell>
          <table:table-cell table:style-name="ce16" office:value-type="float" office:value="2012.45908471246" calcext:value-type="float">
            <text:p>2012.5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-13.96" calcext:value-type="float">
            <text:p>-13.96</text:p>
          </table:table-cell>
          <table:table-cell office:value-type="float" office:value="13.96" calcext:value-type="float">
            <text:p>13.96</text:p>
          </table:table-cell>
          <table:table-cell office:value-type="float" office:value="1917.09346534653" calcext:value-type="float">
            <text:p>1917.1</text:p>
          </table:table-cell>
          <table:table-cell office:value-type="float" office:value="1945.01346534653" calcext:value-type="float">
            <text:p>1945.0</text:p>
          </table:table-cell>
          <table:table-cell office:value-type="float" office:value="0.520082806082904" calcext:value-type="float">
            <text:p>0.520</text:p>
          </table:table-cell>
          <table:table-cell office:value-type="float" office:value="0.521293635353228" calcext:value-type="float">
            <text:p>0.521</text:p>
          </table:table-cell>
          <table:table-cell office:value-type="float" office:value="0.170407333518876" calcext:value-type="float">
            <text:p>0.170</text:p>
          </table:table-cell>
          <table:table-cell office:value-type="float" office:value="0.170461135297251" calcext:value-type="float">
            <text:p>0.170</text:p>
          </table:table-cell>
          <table:table-cell office:value-type="float" office:value="-123.386786775263" calcext:value-type="float">
            <text:p>-123.4</text:p>
          </table:table-cell>
          <table:table-cell office:value-type="float" office:value="123.386786775263" calcext:value-type="float">
            <text:p>123.4</text:p>
          </table:table-cell>
          <table:table-cell office:value-type="float" office:value="1793.70667857127" calcext:value-type="float">
            <text:p>1793.7</text:p>
          </table:table-cell>
          <table:table-cell office:value-type="float" office:value="2068.35795189851" calcext:value-type="float">
            <text:p>2068.4</text:p>
          </table:table-cell>
          <table:table-cell office:value-type="float" office:value="1999.6951335667" calcext:value-type="float">
            <text:p>1999.7</text:p>
          </table:table-cell>
        </table:table-row>
        <table:table-row table:style-name="ro1">
          <table:table-cell table:style-name="ce3" office:value-type="string" calcext:value-type="string">
            <text:p>__oladushek</text:p>
          </table:table-cell>
          <table:table-cell table:style-name="ce14" office:value-type="float" office:value="-9.96" calcext:value-type="float">
            <text:p>-9.96</text:p>
          </table:table-cell>
          <table:table-cell table:style-name="ce14" office:value-type="float" office:value="9.96" calcext:value-type="float">
            <text:p>9.96</text:p>
          </table:table-cell>
          <table:table-cell table:style-name="ce16" office:value-type="float" office:value="1877.7900990099" calcext:value-type="float">
            <text:p>1877.8</text:p>
          </table:table-cell>
          <table:table-cell table:style-name="ce16" office:value-type="float" office:value="1897.7100990099" calcext:value-type="float">
            <text:p>1897.7</text:p>
          </table:table-cell>
          <table:table-cell table:style-name="ce18" office:value-type="float" office:value="0.518530149708342" calcext:value-type="float">
            <text:p>0.519</text:p>
          </table:table-cell>
          <table:table-cell table:style-name="ce18" office:value-type="float" office:value="0.519295540077977" calcext:value-type="float">
            <text:p>0.519</text:p>
          </table:table-cell>
          <table:table-cell table:style-name="ce18" office:value-type="float" office:value="0.163714449283215" calcext:value-type="float">
            <text:p>0.164</text:p>
          </table:table-cell>
          <table:table-cell table:style-name="ce18" office:value-type="float" office:value="0.163992374118821" calcext:value-type="float">
            <text:p>0.164</text:p>
          </table:table-cell>
          <table:table-cell table:style-name="ce16" office:value-type="float" office:value="-118.325583005213" calcext:value-type="float">
            <text:p>-118.3</text:p>
          </table:table-cell>
          <table:table-cell table:style-name="ce16" office:value-type="float" office:value="118.325583005213" calcext:value-type="float">
            <text:p>118.3</text:p>
          </table:table-cell>
          <table:table-cell table:style-name="ce16" office:value-type="float" office:value="1759.68087291921" calcext:value-type="float">
            <text:p>1759.7</text:p>
          </table:table-cell>
          <table:table-cell table:style-name="ce16" office:value-type="float" office:value="2016.03568201511" calcext:value-type="float">
            <text:p>2016.0</text:p>
          </table:table-cell>
          <table:table-cell table:style-name="ce16" office:value-type="float" office:value="1951.94697974114" calcext:value-type="float">
            <text:p>1951.9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10.28" calcext:value-type="float">
            <text:p>-10.28</text:p>
          </table:table-cell>
          <table:table-cell office:value-type="float" office:value="10.28" calcext:value-type="float">
            <text:p>10.28</text:p>
          </table:table-cell>
          <table:table-cell office:value-type="float" office:value="1706.92772277228" calcext:value-type="float">
            <text:p>1706.9</text:p>
          </table:table-cell>
          <table:table-cell office:value-type="float" office:value="1727.48772277228" calcext:value-type="float">
            <text:p>1727.5</text:p>
          </table:table-cell>
          <table:table-cell office:value-type="float" office:value="0.513538411174484" calcext:value-type="float">
            <text:p>0.514</text:p>
          </table:table-cell>
          <table:table-cell office:value-type="float" office:value="0.514008726480572" calcext:value-type="float">
            <text:p>0.514</text:p>
          </table:table-cell>
          <table:table-cell office:value-type="float" office:value="0.162139337286708" calcext:value-type="float">
            <text:p>0.162</text:p>
          </table:table-cell>
          <table:table-cell office:value-type="float" office:value="0.162406291220599" calcext:value-type="float">
            <text:p>0.162</text:p>
          </table:table-cell>
          <table:table-cell office:value-type="float" office:value="-117.092041510454" calcext:value-type="float">
            <text:p>-117.1</text:p>
          </table:table-cell>
          <table:table-cell office:value-type="float" office:value="117.092041510454" calcext:value-type="float">
            <text:p>117.1</text:p>
          </table:table-cell>
          <table:table-cell office:value-type="float" office:value="1589.83568126182" calcext:value-type="float">
            <text:p>1589.8</text:p>
          </table:table-cell>
          <table:table-cell office:value-type="float" office:value="1844.3724268601" calcext:value-type="float">
            <text:p>1844.4</text:p>
          </table:table-cell>
          <table:table-cell office:value-type="float" office:value="1780.73824046053" calcext:value-type="float">
            <text:p>1780.7</text:p>
          </table:table-cell>
        </table:table-row>
        <table:table-row table:style-name="ro1">
          <table:table-cell table:style-name="ce3" office:value-type="string" calcext:value-type="string">
            <text:p>Kingofn00b5</text:p>
          </table:table-cell>
          <table:table-cell table:style-name="ce14" office:value-type="float" office:value="-9.32" calcext:value-type="float">
            <text:p>-9.32</text:p>
          </table:table-cell>
          <table:table-cell table:style-name="ce14" office:value-type="float" office:value="9.32" calcext:value-type="float">
            <text:p>9.32</text:p>
          </table:table-cell>
          <table:table-cell table:style-name="ce16" office:value-type="float" office:value="1636.15782178218" calcext:value-type="float">
            <text:p>1636.2</text:p>
          </table:table-cell>
          <table:table-cell table:style-name="ce16" office:value-type="float" office:value="1654.79782178218" calcext:value-type="float">
            <text:p>1654.8</text:p>
          </table:table-cell>
          <table:table-cell table:style-name="ce18" office:value-type="float" office:value="0.512136317658507" calcext:value-type="float">
            <text:p>0.512</text:p>
          </table:table-cell>
          <table:table-cell table:style-name="ce18" office:value-type="float" office:value="0.512475547364476" calcext:value-type="float">
            <text:p>0.512</text:p>
          </table:table-cell>
          <table:table-cell table:style-name="ce18" office:value-type="float" office:value="0.23919353474309" calcext:value-type="float">
            <text:p>0.239</text:p>
          </table:table-cell>
          <table:table-cell table:style-name="ce18" office:value-type="float" office:value="0.239319307438662" calcext:value-type="float">
            <text:p>0.239</text:p>
          </table:table-cell>
          <table:table-cell table:style-name="ce16" office:value-type="float" office:value="-181.089272752023" calcext:value-type="float">
            <text:p>-181.1</text:p>
          </table:table-cell>
          <table:table-cell table:style-name="ce16" office:value-type="float" office:value="181.089272752023" calcext:value-type="float">
            <text:p>181.1</text:p>
          </table:table-cell>
          <table:table-cell table:style-name="ce16" office:value-type="float" office:value="1455.18189914129" calcext:value-type="float">
            <text:p>1455.2</text:p>
          </table:table-cell>
          <table:table-cell table:style-name="ce16" office:value-type="float" office:value="1835.8870945342" calcext:value-type="float">
            <text:p>1835.9</text:p>
          </table:table-cell>
          <table:table-cell table:style-name="ce16" office:value-type="float" office:value="1740.71079568597" calcext:value-type="float">
            <text:p>1740.7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-14.04" calcext:value-type="float">
            <text:p>-14.04</text:p>
          </table:table-cell>
          <table:table-cell office:value-type="float" office:value="14.04" calcext:value-type="float">
            <text:p>14.04</text:p>
          </table:table-cell>
          <table:table-cell office:value-type="float" office:value="1658.31920792079" calcext:value-type="float">
            <text:p>1658.3</text:p>
          </table:table-cell>
          <table:table-cell office:value-type="float" office:value="1686.39920792079" calcext:value-type="float">
            <text:p>1686.4</text:p>
          </table:table-cell>
          <table:table-cell office:value-type="float" office:value="0.512541912160098" calcext:value-type="float">
            <text:p>0.513</text:p>
          </table:table-cell>
          <table:table-cell office:value-type="float" office:value="0.513098622235903" calcext:value-type="float">
            <text:p>0.513</text:p>
          </table:table-cell>
          <table:table-cell office:value-type="float" office:value="0.151244109255516" calcext:value-type="float">
            <text:p>0.151</text:p>
          </table:table-cell>
          <table:table-cell office:value-type="float" office:value="0.151370984891521" calcext:value-type="float">
            <text:p>0.151</text:p>
          </table:table-cell>
          <table:table-cell office:value-type="float" office:value="-108.58595205823" calcext:value-type="float">
            <text:p>-108.6</text:p>
          </table:table-cell>
          <table:table-cell office:value-type="float" office:value="108.58595205823" calcext:value-type="float">
            <text:p>108.6</text:p>
          </table:table-cell>
          <table:table-cell office:value-type="float" office:value="1549.83030549173" calcext:value-type="float">
            <text:p>1549.8</text:p>
          </table:table-cell>
          <table:table-cell office:value-type="float" office:value="1794.98515997902" calcext:value-type="float">
            <text:p>1795.0</text:p>
          </table:table-cell>
          <table:table-cell office:value-type="float" office:value="1733.6964463572" calcext:value-type="float">
            <text:p>1733.7</text:p>
          </table:table-cell>
        </table:table-row>
        <table:table-row table:style-name="ro1">
          <table:table-cell table:style-name="ce3" office:value-type="string" calcext:value-type="string">
            <text:p>qeetsa</text:p>
          </table:table-cell>
          <table:table-cell table:style-name="ce14" office:value-type="float" office:value="-6.12" calcext:value-type="float">
            <text:p>-6.12</text:p>
          </table:table-cell>
          <table:table-cell table:style-name="ce14" office:value-type="float" office:value="6.12" calcext:value-type="float">
            <text:p>6.12</text:p>
          </table:table-cell>
          <table:table-cell table:style-name="ce16" office:value-type="float" office:value="1667.40079207921" calcext:value-type="float">
            <text:p>1667.4</text:p>
          </table:table-cell>
          <table:table-cell table:style-name="ce16" office:value-type="float" office:value="1679.64079207921" calcext:value-type="float">
            <text:p>1679.6</text:p>
          </table:table-cell>
          <table:table-cell table:style-name="ce18" office:value-type="float" office:value="0.512716535997251" calcext:value-type="float">
            <text:p>0.513</text:p>
          </table:table-cell>
          <table:table-cell table:style-name="ce18" office:value-type="float" office:value="0.512960035747371" calcext:value-type="float">
            <text:p>0.513</text:p>
          </table:table-cell>
          <table:table-cell table:style-name="ce18" office:value-type="float" office:value="0.145168516756419" calcext:value-type="float">
            <text:p>0.145</text:p>
          </table:table-cell>
          <table:table-cell table:style-name="ce18" office:value-type="float" office:value="0.145227152147753" calcext:value-type="float">
            <text:p>0.145</text:p>
          </table:table-cell>
          <table:table-cell table:style-name="ce16" office:value-type="float" office:value="-103.904904278258" calcext:value-type="float">
            <text:p>-103.9</text:p>
          </table:table-cell>
          <table:table-cell table:style-name="ce16" office:value-type="float" office:value="103.904904278258" calcext:value-type="float">
            <text:p>103.9</text:p>
          </table:table-cell>
          <table:table-cell table:style-name="ce16" office:value-type="float" office:value="1563.54038421046" calcext:value-type="float">
            <text:p>1563.5</text:p>
          </table:table-cell>
          <table:table-cell table:style-name="ce16" office:value-type="float" office:value="1783.54569635747" calcext:value-type="float">
            <text:p>1783.5</text:p>
          </table:table-cell>
          <table:table-cell table:style-name="ce16" office:value-type="float" office:value="1728.54436832071" calcext:value-type="float">
            <text:p>1728.5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3</text:p>
          </table:table-cell>
          <table:table-cell office:value-type="float" office:value="1670.17425742574" calcext:value-type="float">
            <text:p>1670.2</text:p>
          </table:table-cell>
          <table:table-cell office:value-type="float" office:value="0.512428070199126" calcext:value-type="float">
            <text:p>0.512</text:p>
          </table:table-cell>
          <table:table-cell office:value-type="float" office:value="0.512770880156533" calcext:value-type="float">
            <text:p>0.513</text:p>
          </table:table-cell>
          <table:table-cell office:value-type="float" office:value="0.158260961531586" calcext:value-type="float">
            <text:p>0.158</text:p>
          </table:table-cell>
          <table:table-cell office:value-type="float" office:value="0.158291426248297" calcext:value-type="float">
            <text:p>0.158</text:p>
          </table:table-cell>
          <table:table-cell office:value-type="float" office:value="-113.904929209932" calcext:value-type="float">
            <text:p>-113.9</text:p>
          </table:table-cell>
          <table:table-cell office:value-type="float" office:value="113.904929209932" calcext:value-type="float">
            <text:p>113.9</text:p>
          </table:table-cell>
          <table:table-cell office:value-type="float" office:value="1538.37285475589" calcext:value-type="float">
            <text:p>1538.4</text:p>
          </table:table-cell>
          <table:table-cell office:value-type="float" office:value="1784.07918663567" calcext:value-type="float">
            <text:p>1784.1</text:p>
          </table:table-cell>
          <table:table-cell office:value-type="float" office:value="1722.65260366573" calcext:value-type="float">
            <text:p>1722.7</text:p>
          </table:table-cell>
        </table:table-row>
        <table:table-row table:style-name="ro1">
          <table:table-cell table:style-name="ce3" office:value-type="string" calcext:value-type="string">
            <text:p>Mortis</text:p>
          </table:table-cell>
          <table:table-cell table:style-name="ce14" office:value-type="float" office:value="-6.6" calcext:value-type="float">
            <text:p>-6.60</text:p>
          </table:table-cell>
          <table:table-cell table:style-name="ce14" office:value-type="float" office:value="6.6" calcext:value-type="float">
            <text:p>6.60</text:p>
          </table:table-cell>
          <table:table-cell table:style-name="ce16" office:value-type="float" office:value="1635.49306930693" calcext:value-type="float">
            <text:p>1635.5</text:p>
          </table:table-cell>
          <table:table-cell table:style-name="ce16" office:value-type="float" office:value="1648.69306930693" calcext:value-type="float">
            <text:p>1648.7</text:p>
          </table:table-cell>
          <table:table-cell table:style-name="ce18" office:value-type="float" office:value="0.512124584110847" calcext:value-type="float">
            <text:p>0.512</text:p>
          </table:table-cell>
          <table:table-cell table:style-name="ce18" office:value-type="float" office:value="0.512362238394822" calcext:value-type="float">
            <text:p>0.512</text:p>
          </table:table-cell>
          <table:table-cell table:style-name="ce18" office:value-type="float" office:value="0.127261325093366" calcext:value-type="float">
            <text:p>0.127</text:p>
          </table:table-cell>
          <table:table-cell table:style-name="ce18" office:value-type="float" office:value="0.127274042379465" calcext:value-type="float">
            <text:p>0.127</text:p>
          </table:table-cell>
          <table:table-cell table:style-name="ce16" office:value-type="float" office:value="-90.4270707498144" calcext:value-type="float">
            <text:p>-90.4</text:p>
          </table:table-cell>
          <table:table-cell table:style-name="ce16" office:value-type="float" office:value="90.4270707498144" calcext:value-type="float">
            <text:p>90.4</text:p>
          </table:table-cell>
          <table:table-cell table:style-name="ce16" office:value-type="float" office:value="1545.07544762094" calcext:value-type="float">
            <text:p>1545.1</text:p>
          </table:table-cell>
          <table:table-cell table:style-name="ce16" office:value-type="float" office:value="1739.12014005675" calcext:value-type="float">
            <text:p>1739.1</text:p>
          </table:table-cell>
          <table:table-cell table:style-name="ce16" office:value-type="float" office:value="1690.60896694779" calcext:value-type="float">
            <text:p>1690.6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6.68" calcext:value-type="float">
            <text:p>-6.68</text:p>
          </table:table-cell>
          <table:table-cell office:value-type="float" office:value="6.68" calcext:value-type="float">
            <text:p>6.68</text:p>
          </table:table-cell>
          <table:table-cell office:value-type="float" office:value="1621.22059405941" calcext:value-type="float">
            <text:p>1621.2</text:p>
          </table:table-cell>
          <table:table-cell office:value-type="float" office:value="1634.58059405941" calcext:value-type="float">
            <text:p>1634.6</text:p>
          </table:table-cell>
          <table:table-cell office:value-type="float" office:value="0.511878456669243" calcext:value-type="float">
            <text:p>0.512</text:p>
          </table:table-cell>
          <table:table-cell office:value-type="float" office:value="0.512108517822538" calcext:value-type="float">
            <text:p>0.512</text:p>
          </table:table-cell>
          <table:table-cell office:value-type="float" office:value="0.105548826648377" calcext:value-type="float">
            <text:p>0.106</text:p>
          </table:table-cell>
          <table:table-cell office:value-type="float" office:value="0.10556124753243" calcext:value-type="float">
            <text:p>0.106</text:p>
          </table:table-cell>
          <table:table-cell office:value-type="float" office:value="-74.4713993868671" calcext:value-type="float">
            <text:p>-74.5</text:p>
          </table:table-cell>
          <table:table-cell office:value-type="float" office:value="74.4713993868671" calcext:value-type="float">
            <text:p>74.5</text:p>
          </table:table-cell>
          <table:table-cell office:value-type="float" office:value="1546.75822818764" calcext:value-type="float">
            <text:p>1546.8</text:p>
          </table:table-cell>
          <table:table-cell office:value-type="float" office:value="1709.05199344627" calcext:value-type="float">
            <text:p>1709.1</text:p>
          </table:table-cell>
          <table:table-cell office:value-type="float" office:value="1668.47855213161" calcext:value-type="float">
            <text:p>1668.5</text:p>
          </table:table-cell>
        </table:table-row>
        <table:table-row table:style-name="ro1">
          <table:table-cell table:style-name="ce3" office:value-type="string" calcext:value-type="string">
            <text:p>Biscuits</text:p>
          </table:table-cell>
          <table:table-cell table:style-name="ce14" office:value-type="float" office:value="-8.36" calcext:value-type="float">
            <text:p>-8.36</text:p>
          </table:table-cell>
          <table:table-cell table:style-name="ce14" office:value-type="float" office:value="8.36" calcext:value-type="float">
            <text:p>8.36</text:p>
          </table:table-cell>
          <table:table-cell table:style-name="ce16" office:value-type="float" office:value="1565.19861386139" calcext:value-type="float">
            <text:p>1565.2</text:p>
          </table:table-cell>
          <table:table-cell table:style-name="ce16" office:value-type="float" office:value="1581.91861386139" calcext:value-type="float">
            <text:p>1581.9</text:p>
          </table:table-cell>
          <table:table-cell table:style-name="ce18" office:value-type="float" office:value="0.511009436035846" calcext:value-type="float">
            <text:p>0.511</text:p>
          </table:table-cell>
          <table:table-cell table:style-name="ce18" office:value-type="float" office:value="0.511253859375485" calcext:value-type="float">
            <text:p>0.511</text:p>
          </table:table-cell>
          <table:table-cell table:style-name="ce18" office:value-type="float" office:value="0.188035057557393" calcext:value-type="float">
            <text:p>0.188</text:p>
          </table:table-cell>
          <table:table-cell table:style-name="ce18" office:value-type="float" office:value="0.188080368716389" calcext:value-type="float">
            <text:p>0.188</text:p>
          </table:table-cell>
          <table:table-cell table:style-name="ce16" office:value-type="float" office:value="-137.438583429682" calcext:value-type="float">
            <text:p>-137.4</text:p>
          </table:table-cell>
          <table:table-cell table:style-name="ce16" office:value-type="float" office:value="137.438583429682" calcext:value-type="float">
            <text:p>137.4</text:p>
          </table:table-cell>
          <table:table-cell table:style-name="ce16" office:value-type="float" office:value="1427.79670376242" calcext:value-type="float">
            <text:p>1427.8</text:p>
          </table:table-cell>
          <table:table-cell table:style-name="ce16" office:value-type="float" office:value="1719.35719729107" calcext:value-type="float">
            <text:p>1719.4</text:p>
          </table:table-cell>
          <table:table-cell table:style-name="ce16" office:value-type="float" office:value="1646.46707390891" calcext:value-type="float">
            <text:p>1646.5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15.8" calcext:value-type="float">
            <text:p>-15.80</text:p>
          </table:table-cell>
          <table:table-cell office:value-type="float" office:value="15.8" calcext:value-type="float">
            <text:p>15.80</text:p>
          </table:table-cell>
          <table:table-cell office:value-type="float" office:value="1563.24158415842" calcext:value-type="float">
            <text:p>1563.2</text:p>
          </table:table-cell>
          <table:table-cell office:value-type="float" office:value="1594.84158415842" calcext:value-type="float">
            <text:p>1594.8</text:p>
          </table:table-cell>
          <table:table-cell office:value-type="float" office:value="0.510981582176785" calcext:value-type="float">
            <text:p>0.511</text:p>
          </table:table-cell>
          <table:table-cell office:value-type="float" office:value="0.511451123161663" calcext:value-type="float">
            <text:p>0.511</text:p>
          </table:table-cell>
          <table:table-cell office:value-type="float" office:value="0.142314506190617" calcext:value-type="float">
            <text:p>0.142</text:p>
          </table:table-cell>
          <table:table-cell office:value-type="float" office:value="0.14243138667467" calcext:value-type="float">
            <text:p>0.142</text:p>
          </table:table-cell>
          <table:table-cell office:value-type="float" office:value="-101.786944174609" calcext:value-type="float">
            <text:p>-101.8</text:p>
          </table:table-cell>
          <table:table-cell office:value-type="float" office:value="101.786944174609" calcext:value-type="float">
            <text:p>101.8</text:p>
          </table:table-cell>
          <table:table-cell office:value-type="float" office:value="1461.54302297593" calcext:value-type="float">
            <text:p>1461.5</text:p>
          </table:table-cell>
          <table:table-cell office:value-type="float" office:value="1696.62852833303" calcext:value-type="float">
            <text:p>1696.6</text:p>
          </table:table-cell>
          <table:table-cell office:value-type="float" office:value="1637.85715199375" calcext:value-type="float">
            <text:p>1637.9</text:p>
          </table:table-cell>
        </table:table-row>
        <table:table-row table:style-name="ro1">
          <table:table-cell table:style-name="ce3" office:value-type="string" calcext:value-type="string">
            <text:p>LoreDek</text:p>
          </table:table-cell>
          <table:table-cell table:style-name="ce14" office:value-type="float" office:value="-7.16" calcext:value-type="float">
            <text:p>-7.16</text:p>
          </table:table-cell>
          <table:table-cell table:style-name="ce14" office:value-type="float" office:value="7.16" calcext:value-type="float">
            <text:p>7.16</text:p>
          </table:table-cell>
          <table:table-cell table:style-name="ce16" office:value-type="float" office:value="1576.0603960396" calcext:value-type="float">
            <text:p>1576.1</text:p>
          </table:table-cell>
          <table:table-cell table:style-name="ce16" office:value-type="float" office:value="1590.3803960396" calcext:value-type="float">
            <text:p>1590.4</text:p>
          </table:table-cell>
          <table:table-cell table:style-name="ce18" office:value-type="float" office:value="0.511166876429829" calcext:value-type="float">
            <text:p>0.511</text:p>
          </table:table-cell>
          <table:table-cell table:style-name="ce18" office:value-type="float" office:value="0.51138216836617" calcext:value-type="float">
            <text:p>0.511</text:p>
          </table:table-cell>
          <table:table-cell table:style-name="ce18" office:value-type="float" office:value="0.135710684797041" calcext:value-type="float">
            <text:p>0.136</text:p>
          </table:table-cell>
          <table:table-cell table:style-name="ce18" office:value-type="float" office:value="0.135786083263041" calcext:value-type="float">
            <text:p>0.136</text:p>
          </table:table-cell>
          <table:table-cell table:style-name="ce16" office:value-type="float" office:value="-96.7817924341449" calcext:value-type="float">
            <text:p>-96.8</text:p>
          </table:table-cell>
          <table:table-cell table:style-name="ce16" office:value-type="float" office:value="96.7817924341449" calcext:value-type="float">
            <text:p>96.8</text:p>
          </table:table-cell>
          <table:table-cell table:style-name="ce16" office:value-type="float" office:value="1479.33516499391" calcext:value-type="float">
            <text:p>1479.3</text:p>
          </table:table-cell>
          <table:table-cell table:style-name="ce16" office:value-type="float" office:value="1687.16218847375" calcext:value-type="float">
            <text:p>1687.2</text:p>
          </table:table-cell>
          <table:table-cell table:style-name="ce16" office:value-type="float" office:value="1635.20543260379" calcext:value-type="float">
            <text:p>1635.2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7.36" calcext:value-type="float">
            <text:p>-7.36</text:p>
          </table:table-cell>
          <table:table-cell office:value-type="float" office:value="7.36" calcext:value-type="float">
            <text:p>7.36</text:p>
          </table:table-cell>
          <table:table-cell office:value-type="float" office:value="1569.42099009901" calcext:value-type="float">
            <text:p>1569.4</text:p>
          </table:table-cell>
          <table:table-cell office:value-type="float" office:value="1584.14099009901" calcext:value-type="float">
            <text:p>1584.1</text:p>
          </table:table-cell>
          <table:table-cell office:value-type="float" office:value="0.511070059383382" calcext:value-type="float">
            <text:p>0.511</text:p>
          </table:table-cell>
          <table:table-cell office:value-type="float" office:value="0.511287248704082" calcext:value-type="float">
            <text:p>0.511</text:p>
          </table:table-cell>
          <table:table-cell office:value-type="float" office:value="0.130769492027867" calcext:value-type="float">
            <text:p>0.131</text:p>
          </table:table-cell>
          <table:table-cell office:value-type="float" office:value="0.13083631951116" calcext:value-type="float">
            <text:p>0.131</text:p>
          </table:table-cell>
          <table:table-cell office:value-type="float" office:value="-93.079088840915" calcext:value-type="float">
            <text:p>-93.1</text:p>
          </table:table-cell>
          <table:table-cell office:value-type="float" office:value="93.079088840915" calcext:value-type="float">
            <text:p>93.1</text:p>
          </table:table-cell>
          <table:table-cell office:value-type="float" office:value="1476.39174922502" calcext:value-type="float">
            <text:p>1476.4</text:p>
          </table:table-cell>
          <table:table-cell office:value-type="float" office:value="1677.22007893993" calcext:value-type="float">
            <text:p>1677.2</text:p>
          </table:table-cell>
          <table:table-cell office:value-type="float" office:value="1627.0129965112" calcext:value-type="float">
            <text:p>1627.0</text:p>
          </table:table-cell>
        </table:table-row>
        <table:table-row table:style-name="ro1">
          <table:table-cell table:style-name="ce3" office:value-type="string" calcext:value-type="string">
            <text:p>Metalmania</text:p>
          </table:table-cell>
          <table:table-cell table:style-name="ce14" office:value-type="float" office:value="-5.84" calcext:value-type="float">
            <text:p>-5.84</text:p>
          </table:table-cell>
          <table:table-cell table:style-name="ce14" office:value-type="float" office:value="5.84" calcext:value-type="float">
            <text:p>5.84</text:p>
          </table:table-cell>
          <table:table-cell table:style-name="ce16" office:value-type="float" office:value="1543.82138613861" calcext:value-type="float">
            <text:p>1543.8</text:p>
          </table:table-cell>
          <table:table-cell table:style-name="ce16" office:value-type="float" office:value="1555.50138613861" calcext:value-type="float">
            <text:p>1555.5</text:p>
          </table:table-cell>
          <table:table-cell table:style-name="ce18" office:value-type="float" office:value="0.51071319213068" calcext:value-type="float">
            <text:p>0.511</text:p>
          </table:table-cell>
          <table:table-cell table:style-name="ce18" office:value-type="float" office:value="0.510872898034979" calcext:value-type="float">
            <text:p>0.511</text:p>
          </table:table-cell>
          <table:table-cell table:style-name="ce18" office:value-type="float" office:value="0.150224819466337" calcext:value-type="float">
            <text:p>0.150</text:p>
          </table:table-cell>
          <table:table-cell table:style-name="ce18" office:value-type="float" office:value="0.150286321118924" calcext:value-type="float">
            <text:p>0.150</text:p>
          </table:table-cell>
          <table:table-cell table:style-name="ce16" office:value-type="float" office:value="-107.756799515017" calcext:value-type="float">
            <text:p>-107.8</text:p>
          </table:table-cell>
          <table:table-cell table:style-name="ce16" office:value-type="float" office:value="107.756799515017" calcext:value-type="float">
            <text:p>107.8</text:p>
          </table:table-cell>
          <table:table-cell table:style-name="ce16" office:value-type="float" office:value="1436.11156480512" calcext:value-type="float">
            <text:p>1436.1</text:p>
          </table:table-cell>
          <table:table-cell table:style-name="ce16" office:value-type="float" office:value="1663.25818565363" calcext:value-type="float">
            <text:p>1663.3</text:p>
          </table:table-cell>
          <table:table-cell table:style-name="ce16" office:value-type="float" office:value="1606.4715304415" calcext:value-type="float">
            <text:p>1606.5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5.36" calcext:value-type="float">
            <text:p>-5.36</text:p>
          </table:table-cell>
          <table:table-cell office:value-type="float" office:value="5.36" calcext:value-type="float">
            <text:p>5.36</text:p>
          </table:table-cell>
          <table:table-cell office:value-type="float" office:value="1446.50851485149" calcext:value-type="float">
            <text:p>1446.5</text:p>
          </table:table-cell>
          <table:table-cell office:value-type="float" office:value="1457.22851485149" calcext:value-type="float">
            <text:p>1457.2</text:p>
          </table:table-cell>
          <table:table-cell office:value-type="float" office:value="0.50953934466087" calcext:value-type="float">
            <text:p>0.510</text:p>
          </table:table-cell>
          <table:table-cell office:value-type="float" office:value="0.509658198175504" calcext:value-type="float">
            <text:p>0.510</text:p>
          </table:table-cell>
          <table:table-cell office:value-type="float" office:value="0.326753186719433" calcext:value-type="float">
            <text:p>0.327</text:p>
          </table:table-cell>
          <table:table-cell office:value-type="float" office:value="0.326872040234067" calcext:value-type="float">
            <text:p>0.327</text:p>
          </table:table-cell>
          <table:table-cell office:value-type="float" office:value="-271.628438357226" calcext:value-type="float">
            <text:p>-271.6</text:p>
          </table:table-cell>
          <table:table-cell office:value-type="float" office:value="271.628438357226" calcext:value-type="float">
            <text:p>271.6</text:p>
          </table:table-cell>
          <table:table-cell office:value-type="float" office:value="1175.02426578107" calcext:value-type="float">
            <text:p>1175.0</text:p>
          </table:table-cell>
          <table:table-cell office:value-type="float" office:value="1728.85695320871" calcext:value-type="float">
            <text:p>1728.9</text:p>
          </table:table-cell>
          <table:table-cell office:value-type="float" office:value="1590.3987813518" calcext:value-type="float">
            <text:p>1590.4</text:p>
          </table:table-cell>
        </table:table-row>
        <table:table-row table:style-name="ro1">
          <table:table-cell table:style-name="ce3" office:value-type="string" calcext:value-type="string">
            <text:p>Ragnar</text:p>
          </table:table-cell>
          <table:table-cell table:style-name="ce14" office:value-type="float" office:value="-6.16" calcext:value-type="float">
            <text:p>-6.16</text:p>
          </table:table-cell>
          <table:table-cell table:style-name="ce14" office:value-type="float" office:value="6.16" calcext:value-type="float">
            <text:p>6.16</text:p>
          </table:table-cell>
          <table:table-cell table:style-name="ce16" office:value-type="float" office:value="1516.5700990099" calcext:value-type="float">
            <text:p>1516.6</text:p>
          </table:table-cell>
          <table:table-cell table:style-name="ce16" office:value-type="float" office:value="1528.8900990099" calcext:value-type="float">
            <text:p>1528.9</text:p>
          </table:table-cell>
          <table:table-cell table:style-name="ce18" office:value-type="float" office:value="0.510358910316607" calcext:value-type="float">
            <text:p>0.510</text:p>
          </table:table-cell>
          <table:table-cell table:style-name="ce18" office:value-type="float" office:value="0.510516072661849" calcext:value-type="float">
            <text:p>0.511</text:p>
          </table:table-cell>
          <table:table-cell table:style-name="ce18" office:value-type="float" office:value="0.119325772448077" calcext:value-type="float">
            <text:p>0.119</text:p>
          </table:table-cell>
          <table:table-cell table:style-name="ce18" office:value-type="float" office:value="0.119352429224264" calcext:value-type="float">
            <text:p>0.119</text:p>
          </table:table-cell>
          <table:table-cell table:style-name="ce16" office:value-type="float" office:value="-84.5659131098702" calcext:value-type="float">
            <text:p>-84.6</text:p>
          </table:table-cell>
          <table:table-cell table:style-name="ce16" office:value-type="float" office:value="84.5659131098702" calcext:value-type="float">
            <text:p>84.6</text:p>
          </table:table-cell>
          <table:table-cell table:style-name="ce16" office:value-type="float" office:value="1432.02382787531" calcext:value-type="float">
            <text:p>1432.0</text:p>
          </table:table-cell>
          <table:table-cell table:style-name="ce16" office:value-type="float" office:value="1613.45601211977" calcext:value-type="float">
            <text:p>1613.5</text:p>
          </table:table-cell>
          <table:table-cell table:style-name="ce16" office:value-type="float" office:value="1568.09796605866" calcext:value-type="float">
            <text:p>1568.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5.28" calcext:value-type="float">
            <text:p>-5.28</text:p>
          </table:table-cell>
          <table:table-cell office:value-type="float" office:value="5.28" calcext:value-type="float">
            <text:p>5.28</text:p>
          </table:table-cell>
          <table:table-cell office:value-type="float" office:value="1471.74554455446" calcext:value-type="float">
            <text:p>1471.7</text:p>
          </table:table-cell>
          <table:table-cell office:value-type="float" office:value="1482.30554455446" calcext:value-type="float">
            <text:p>1482.3</text:p>
          </table:table-cell>
          <table:table-cell office:value-type="float" office:value="0.509822332945073" calcext:value-type="float">
            <text:p>0.510</text:p>
          </table:table-cell>
          <table:table-cell office:value-type="float" office:value="0.509944367938782" calcext:value-type="float">
            <text:p>0.510</text:p>
          </table:table-cell>
          <table:table-cell office:value-type="float" office:value="0.172088558143441" calcext:value-type="float">
            <text:p>0.172</text:p>
          </table:table-cell>
          <table:table-cell office:value-type="float" office:value="0.172095146750364" calcext:value-type="float">
            <text:p>0.172</text:p>
          </table:table-cell>
          <table:table-cell office:value-type="float" office:value="-124.673165888897" calcext:value-type="float">
            <text:p>-124.7</text:p>
          </table:table-cell>
          <table:table-cell office:value-type="float" office:value="124.673165888897" calcext:value-type="float">
            <text:p>124.7</text:p>
          </table:table-cell>
          <table:table-cell office:value-type="float" office:value="1347.07757212881" calcext:value-type="float">
            <text:p>1347.1</text:p>
          </table:table-cell>
          <table:table-cell office:value-type="float" office:value="1606.97871044335" calcext:value-type="float">
            <text:p>1607.0</text:p>
          </table:table-cell>
          <table:table-cell office:value-type="float" office:value="1542.00342586472" calcext:value-type="float">
            <text:p>1542.0</text:p>
          </table:table-cell>
        </table:table-row>
        <table:table-row table:style-name="ro1">
          <table:table-cell table:style-name="ce3" office:value-type="string" calcext:value-type="string">
            <text:p>Flying Mouse</text:p>
          </table:table-cell>
          <table:table-cell table:style-name="ce14" office:value-type="float" office:value="-8.64" calcext:value-type="float">
            <text:p>-8.64</text:p>
          </table:table-cell>
          <table:table-cell table:style-name="ce14" office:value-type="float" office:value="8.64" calcext:value-type="float">
            <text:p>8.64</text:p>
          </table:table-cell>
          <table:table-cell table:style-name="ce16" office:value-type="float" office:value="1433.53940594059" calcext:value-type="float">
            <text:p>1433.5</text:p>
          </table:table-cell>
          <table:table-cell table:style-name="ce16" office:value-type="float" office:value="1450.81940594059" calcext:value-type="float">
            <text:p>1450.8</text:p>
          </table:table-cell>
          <table:table-cell table:style-name="ce18" office:value-type="float" office:value="0.509397804844418" calcext:value-type="float">
            <text:p>0.509</text:p>
          </table:table-cell>
          <table:table-cell table:style-name="ce18" office:value-type="float" office:value="0.509586920471662" calcext:value-type="float">
            <text:p>0.510</text:p>
          </table:table-cell>
          <table:table-cell table:style-name="ce18" office:value-type="float" office:value="0.17381772255018" calcext:value-type="float">
            <text:p>0.174</text:p>
          </table:table-cell>
          <table:table-cell table:style-name="ce18" office:value-type="float" office:value="0.173851515786964" calcext:value-type="float">
            <text:p>0.174</text:p>
          </table:table-cell>
          <table:table-cell table:style-name="ce16" office:value-type="float" office:value="-126.059538063855" calcext:value-type="float">
            <text:p>-126.1</text:p>
          </table:table-cell>
          <table:table-cell table:style-name="ce16" office:value-type="float" office:value="126.059538063855" calcext:value-type="float">
            <text:p>126.1</text:p>
          </table:table-cell>
          <table:table-cell table:style-name="ce16" office:value-type="float" office:value="1307.5065784317" calcext:value-type="float">
            <text:p>1307.5</text:p>
          </table:table-cell>
          <table:table-cell table:style-name="ce16" office:value-type="float" office:value="1576.87894400445" calcext:value-type="float">
            <text:p>1576.9</text:p>
          </table:table-cell>
          <table:table-cell table:style-name="ce16" office:value-type="float" office:value="1509.53585261126" calcext:value-type="float">
            <text:p>1509.5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float" office:value="-6.72" calcext:value-type="float">
            <text:p>-6.72</text:p>
          </table:table-cell>
          <table:table-cell office:value-type="float" office:value="6.72" calcext:value-type="float">
            <text:p>6.72</text:p>
          </table:table-cell>
          <table:table-cell office:value-type="float" office:value="1376.65881188119" calcext:value-type="float">
            <text:p>1376.7</text:p>
          </table:table-cell>
          <table:table-cell office:value-type="float" office:value="1390.09881188119" calcext:value-type="float">
            <text:p>1390.1</text:p>
          </table:table-cell>
          <table:table-cell office:value-type="float" office:value="0.508794681194465" calcext:value-type="float">
            <text:p>0.509</text:p>
          </table:table-cell>
          <table:table-cell office:value-type="float" office:value="0.508935773936553" calcext:value-type="float">
            <text:p>0.509</text:p>
          </table:table-cell>
          <table:table-cell office:value-type="float" office:value="0.140920665421866" calcext:value-type="float">
            <text:p>0.141</text:p>
          </table:table-cell>
          <table:table-cell office:value-type="float" office:value="0.140978841741227" calcext:value-type="float">
            <text:p>0.141</text:p>
          </table:table-cell>
          <table:table-cell office:value-type="float" office:value="-100.689460125472" calcext:value-type="float">
            <text:p>-100.7</text:p>
          </table:table-cell>
          <table:table-cell office:value-type="float" office:value="100.689460125472" calcext:value-type="float">
            <text:p>100.7</text:p>
          </table:table-cell>
          <table:table-cell office:value-type="float" office:value="1276.01326659833" calcext:value-type="float">
            <text:p>1276.0</text:p>
          </table:table-cell>
          <table:table-cell office:value-type="float" office:value="1490.78827200666" calcext:value-type="float">
            <text:p>1490.8</text:p>
          </table:table-cell>
          <table:table-cell office:value-type="float" office:value="1437.09452065458" calcext:value-type="float">
            <text:p>1437.1</text:p>
          </table:table-cell>
        </table:table-row>
        <table:table-row table:style-name="ro1">
          <table:table-cell table:style-name="ce3" office:value-type="string" calcext:value-type="string">
            <text:p>Lion</text:p>
          </table:table-cell>
          <table:table-cell table:style-name="ce14" office:value-type="float" office:value="-11.4" calcext:value-type="float">
            <text:p>-11.40</text:p>
          </table:table-cell>
          <table:table-cell table:style-name="ce14" office:value-type="float" office:value="11.4" calcext:value-type="float">
            <text:p>11.40</text:p>
          </table:table-cell>
          <table:table-cell table:style-name="ce16" office:value-type="float" office:value="1350.72653465347" calcext:value-type="float">
            <text:p>1350.7</text:p>
          </table:table-cell>
          <table:table-cell table:style-name="ce16" office:value-type="float" office:value="1373.52653465347" calcext:value-type="float">
            <text:p>1373.5</text:p>
          </table:table-cell>
          <table:table-cell table:style-name="ce18" office:value-type="float" office:value="0.508521898106427" calcext:value-type="float">
            <text:p>0.509</text:p>
          </table:table-cell>
          <table:table-cell table:style-name="ce18" office:value-type="float" office:value="0.508761813152893" calcext:value-type="float">
            <text:p>0.509</text:p>
          </table:table-cell>
          <table:table-cell table:style-name="ce18" office:value-type="float" office:value="0.150232596779088" calcext:value-type="float">
            <text:p>0.150</text:p>
          </table:table-cell>
          <table:table-cell table:style-name="ce18" office:value-type="float" office:value="0.150325903443122" calcext:value-type="float">
            <text:p>0.150</text:p>
          </table:table-cell>
          <table:table-cell table:style-name="ce16" office:value-type="float" office:value="-107.787036585842" calcext:value-type="float">
            <text:p>-107.8</text:p>
          </table:table-cell>
          <table:table-cell table:style-name="ce16" office:value-type="float" office:value="107.787036585842" calcext:value-type="float">
            <text:p>107.8</text:p>
          </table:table-cell>
          <table:table-cell table:style-name="ce16" office:value-type="float" office:value="1243.01077281224" calcext:value-type="float">
            <text:p>1243.0</text:p>
          </table:table-cell>
          <table:table-cell table:style-name="ce16" office:value-type="float" office:value="1481.31357123931" calcext:value-type="float">
            <text:p>1481.3</text:p>
          </table:table-cell>
          <table:table-cell table:style-name="ce16" office:value-type="float" office:value="1421.73787163254" calcext:value-type="float">
            <text:p>1421.7</text:p>
          </table:table-cell>
        </table:table-row>
        <table:table-row table:style-name="ro1">
          <table:table-cell office:value-type="string" calcext:value-type="string">
            <text:p>Mike'dugai</text:p>
          </table:table-cell>
          <table:table-cell office:value-type="float" office:value="-24" calcext:value-type="float">
            <text:p>-24.00</text:p>
          </table:table-cell>
          <table:table-cell office:value-type="float" office:value="24" calcext:value-type="float">
            <text:p>24.00</text:p>
          </table:table-cell>
          <table:table-cell office:value-type="float" office:value="1201.27318295739" calcext:value-type="float">
            <text:p>1201.3</text:p>
          </table:table-cell>
          <table:table-cell office:value-type="float" office:value="1249.27318295739" calcext:value-type="float">
            <text:p>1249.3</text:p>
          </table:table-cell>
          <table:table-cell office:value-type="float" office:value="0.506758792303121" calcext:value-type="float">
            <text:p>0.507</text:p>
          </table:table-cell>
          <table:table-cell office:value-type="float" office:value="0.507382713151628" calcext:value-type="float">
            <text:p>0.507</text:p>
          </table:table-cell>
          <table:table-cell office:value-type="float" office:value="0.114250466971529" calcext:value-type="float">
            <text:p>0.114</text:p>
          </table:table-cell>
          <table:table-cell office:value-type="float" office:value="0.114473927984647" calcext:value-type="float">
            <text:p>0.114</text:p>
          </table:table-cell>
          <table:table-cell office:value-type="float" office:value="-80.9798828465669" calcext:value-type="float">
            <text:p>-81.0</text:p>
          </table:table-cell>
          <table:table-cell office:value-type="float" office:value="80.9798828465669" calcext:value-type="float">
            <text:p>81.0</text:p>
          </table:table-cell>
          <table:table-cell office:value-type="float" office:value="1120.29330011083" calcext:value-type="float">
            <text:p>1120.3</text:p>
          </table:table-cell>
          <table:table-cell office:value-type="float" office:value="1330.08921748471" calcext:value-type="float">
            <text:p>1330.1</text:p>
          </table:table-cell>
          <table:table-cell office:value-type="float" office:value="1277.64023814124" calcext:value-type="float">
            <text:p>1277.6</text:p>
          </table:table-cell>
        </table:table-row>
        <table:table-row table:style-name="ro1">
          <table:table-cell table:style-name="ce3" office:value-type="string" calcext:value-type="string">
            <text:p>NOPE1585</text:p>
          </table:table-cell>
          <table:table-cell table:style-name="ce14" office:value-type="float" office:value="-14" calcext:value-type="float">
            <text:p>-14.00</text:p>
          </table:table-cell>
          <table:table-cell table:style-name="ce14" office:value-type="float" office:value="14" calcext:value-type="float">
            <text:p>14.00</text:p>
          </table:table-cell>
          <table:table-cell table:style-name="ce16" office:value-type="float" office:value="1198.58217821782" calcext:value-type="float">
            <text:p>1198.6</text:p>
          </table:table-cell>
          <table:table-cell table:style-name="ce16" office:value-type="float" office:value="1226.58217821782" calcext:value-type="float">
            <text:p>1226.6</text:p>
          </table:table-cell>
          <table:table-cell table:style-name="ce18" office:value-type="float" office:value="0.506721456413899" calcext:value-type="float">
            <text:p>0.507</text:p>
          </table:table-cell>
          <table:table-cell table:style-name="ce18" office:value-type="float" office:value="0.507097116706295" calcext:value-type="float">
            <text:p>0.507</text:p>
          </table:table-cell>
          <table:table-cell table:style-name="ce18" office:value-type="float" office:value="0.123283996759087" calcext:value-type="float">
            <text:p>0.123</text:p>
          </table:table-cell>
          <table:table-cell table:style-name="ce18" office:value-type="float" office:value="0.123359021127086" calcext:value-type="float">
            <text:p>0.123</text:p>
          </table:table-cell>
          <table:table-cell table:style-name="ce16" office:value-type="float" office:value="-87.524271602123" calcext:value-type="float">
            <text:p>-87.5</text:p>
          </table:table-cell>
          <table:table-cell table:style-name="ce16" office:value-type="float" office:value="87.524271602123" calcext:value-type="float">
            <text:p>87.5</text:p>
          </table:table-cell>
          <table:table-cell table:style-name="ce16" office:value-type="float" office:value="1111.0579066157" calcext:value-type="float">
            <text:p>1111.1</text:p>
          </table:table-cell>
          <table:table-cell table:style-name="ce16" office:value-type="float" office:value="1314.05094078026" calcext:value-type="float">
            <text:p>1314.1</text:p>
          </table:table-cell>
          <table:table-cell table:style-name="ce16" office:value-type="float" office:value="1263.30268223912" calcext:value-type="float">
            <text:p>1263.3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13.2134831460674" calcext:value-type="float">
            <text:p>-13.21</text:p>
          </table:table-cell>
          <table:table-cell office:value-type="float" office:value="13.2134831460674" calcext:value-type="float">
            <text:p>13.21</text:p>
          </table:table-cell>
          <table:table-cell office:value-type="float" office:value="1128.74057428215" calcext:value-type="float">
            <text:p>1128.7</text:p>
          </table:table-cell>
          <table:table-cell office:value-type="float" office:value="1155.16754057428" calcext:value-type="float">
            <text:p>1155.2</text:p>
          </table:table-cell>
          <table:table-cell office:value-type="float" office:value="0.505643079391112" calcext:value-type="float">
            <text:p>0.506</text:p>
          </table:table-cell>
          <table:table-cell office:value-type="float" office:value="0.506077782406647" calcext:value-type="float">
            <text:p>0.506</text:p>
          </table:table-cell>
          <table:table-cell office:value-type="float" office:value="0.206692539148241" calcext:value-type="float">
            <text:p>0.207</text:p>
          </table:table-cell>
          <table:table-cell office:value-type="float" office:value="0.20693296748276" calcext:value-type="float">
            <text:p>0.207</text:p>
          </table:table-cell>
          <table:table-cell office:value-type="float" office:value="-152.964507360825" calcext:value-type="float">
            <text:p>-153.0</text:p>
          </table:table-cell>
          <table:table-cell office:value-type="float" office:value="152.964507360825" calcext:value-type="float">
            <text:p>153.0</text:p>
          </table:table-cell>
          <table:table-cell office:value-type="float" office:value="975.977615860644" calcext:value-type="float">
            <text:p>976.0</text:p>
          </table:table-cell>
          <table:table-cell office:value-type="float" office:value="1308.13204793511" calcext:value-type="float">
            <text:p>1308.1</text:p>
          </table:table-cell>
          <table:table-cell office:value-type="float" office:value="1225.09343991649" calcext:value-type="float">
            <text:p>1225.1</text:p>
          </table:table-cell>
        </table:table-row>
        <table:table-row table:style-name="ro1">
          <table:table-cell table:style-name="ce3" office:value-type="string" calcext:value-type="string">
            <text:p>jasouki</text:p>
          </table:table-cell>
          <table:table-cell table:style-name="ce14" office:value-type="float" office:value="-8.68" calcext:value-type="float">
            <text:p>-8.68</text:p>
          </table:table-cell>
          <table:table-cell table:style-name="ce14" office:value-type="float" office:value="8.68" calcext:value-type="float">
            <text:p>8.68</text:p>
          </table:table-cell>
          <table:table-cell table:style-name="ce16" office:value-type="float" office:value="1080.01524752475" calcext:value-type="float">
            <text:p>1080.0</text:p>
          </table:table-cell>
          <table:table-cell table:style-name="ce16" office:value-type="float" office:value="1097.37524752475" calcext:value-type="float">
            <text:p>1097.4</text:p>
          </table:table-cell>
          <table:table-cell table:style-name="ce18" office:value-type="float" office:value="0.504740966989041" calcext:value-type="float">
            <text:p>0.505</text:p>
          </table:table-cell>
          <table:table-cell table:style-name="ce18" office:value-type="float" office:value="0.505078460997121" calcext:value-type="float">
            <text:p>0.505</text:p>
          </table:table-cell>
          <table:table-cell table:style-name="ce18" office:value-type="float" office:value="0.119377231099881" calcext:value-type="float">
            <text:p>0.119</text:p>
          </table:table-cell>
          <table:table-cell table:style-name="ce18" office:value-type="float" office:value="0.119418510825667" calcext:value-type="float">
            <text:p>0.119</text:p>
          </table:table-cell>
          <table:table-cell table:style-name="ce16" office:value-type="float" office:value="-84.614607450097" calcext:value-type="float">
            <text:p>-84.6</text:p>
          </table:table-cell>
          <table:table-cell table:style-name="ce16" office:value-type="float" office:value="84.614607450097" calcext:value-type="float">
            <text:p>84.6</text:p>
          </table:table-cell>
          <table:table-cell table:style-name="ce16" office:value-type="float" office:value="995.431058742109" calcext:value-type="float">
            <text:p>995.4</text:p>
          </table:table-cell>
          <table:table-cell table:style-name="ce16" office:value-type="float" office:value="1181.98985497485" calcext:value-type="float">
            <text:p>1182.0</text:p>
          </table:table-cell>
          <table:table-cell table:style-name="ce16" office:value-type="float" office:value="1135.35015591666" calcext:value-type="float">
            <text:p>1135.4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9</text:p>
          </table:table-cell>
          <table:table-cell office:value-type="float" office:value="1065.80217821782" calcext:value-type="float">
            <text:p>1065.8</text:p>
          </table:table-cell>
          <table:table-cell office:value-type="float" office:value="0.504196294581619" calcext:value-type="float">
            <text:p>0.504</text:p>
          </table:table-cell>
          <table:table-cell office:value-type="float" office:value="0.504450384440054" calcext:value-type="float">
            <text:p>0.504</text:p>
          </table:table-cell>
          <table:table-cell office:value-type="float" office:value="0.130238336868722" calcext:value-type="float">
            <text:p>0.130</text:p>
          </table:table-cell>
          <table:table-cell office:value-type="float" office:value="0.130319431959709" calcext:value-type="float">
            <text:p>0.130</text:p>
          </table:table-cell>
          <table:table-cell office:value-type="float" office:value="-92.6936293009538" calcext:value-type="float">
            <text:p>-92.7</text:p>
          </table:table-cell>
          <table:table-cell office:value-type="float" office:value="92.6936293009538" calcext:value-type="float">
            <text:p>92.7</text:p>
          </table:table-cell>
          <table:table-cell office:value-type="float" office:value="961.249003865559" calcext:value-type="float">
            <text:p>961.2</text:p>
          </table:table-cell>
          <table:table-cell office:value-type="float" office:value="1158.49580751878" calcext:value-type="float">
            <text:p>1158.5</text:p>
          </table:table-cell>
          <table:table-cell office:value-type="float" office:value="1109.18410660547" calcext:value-type="float">
            <text:p>1109.2</text:p>
          </table:table-cell>
        </table:table-row>
        <table:table-row table:style-name="ro1">
          <table:table-cell table:style-name="ce3" office:value-type="string" calcext:value-type="string">
            <text:p>Jasuni </text:p>
          </table:table-cell>
          <table:table-cell table:style-name="ce14" office:value-type="float" office:value="-13.037037037037" calcext:value-type="float">
            <text:p>-13.04</text:p>
          </table:table-cell>
          <table:table-cell table:style-name="ce14" office:value-type="float" office:value="13.037037037037" calcext:value-type="float">
            <text:p>13.04</text:p>
          </table:table-cell>
          <table:table-cell table:style-name="ce16" office:value-type="float" office:value="974.713131313131" calcext:value-type="float">
            <text:p>974.7</text:p>
          </table:table-cell>
          <table:table-cell table:style-name="ce16" office:value-type="float" office:value="1000.78720538721" calcext:value-type="float">
            <text:p>1000.8</text:p>
          </table:table-cell>
          <table:table-cell table:style-name="ce18" office:value-type="float" office:value="0.502241059588285" calcext:value-type="float">
            <text:p>0.502</text:p>
          </table:table-cell>
          <table:table-cell table:style-name="ce18" office:value-type="float" office:value="0.502939609078859" calcext:value-type="float">
            <text:p>0.503</text:p>
          </table:table-cell>
          <table:table-cell table:style-name="ce18" office:value-type="float" office:value="0.105646123790529" calcext:value-type="float">
            <text:p>0.106</text:p>
          </table:table-cell>
          <table:table-cell table:style-name="ce18" office:value-type="float" office:value="0.105814180624493" calcext:value-type="float">
            <text:p>0.106</text:p>
          </table:table-cell>
          <table:table-cell table:style-name="ce16" office:value-type="float" office:value="-74.6553752690063" calcext:value-type="float">
            <text:p>-74.7</text:p>
          </table:table-cell>
          <table:table-cell table:style-name="ce16" office:value-type="float" office:value="74.6553752690063" calcext:value-type="float">
            <text:p>74.7</text:p>
          </table:table-cell>
          <table:table-cell table:style-name="ce16" office:value-type="float" office:value="900.18000009345" calcext:value-type="float">
            <text:p>900.2</text:p>
          </table:table-cell>
          <table:table-cell table:style-name="ce16" office:value-type="float" office:value="1075.44258065621" calcext:value-type="float">
            <text:p>1075.4</text:p>
          </table:table-cell>
          <table:table-cell table:style-name="ce16" office:value-type="float" office:value="1031.62693551552" calcext:value-type="float">
            <text:p>1031.6</text:p>
          </table:table-cell>
        </table:table-row>
        <table:table-row table:style-name="ro1">
          <table:table-cell office:value-type="string" calcext:value-type="string">
            <text:p>leonromaaoe</text:p>
          </table:table-cell>
          <table:table-cell office:value-type="float" office:value="-8.84" calcext:value-type="float">
            <text:p>-8.84</text:p>
          </table:table-cell>
          <table:table-cell office:value-type="float" office:value="8.84" calcext:value-type="float">
            <text:p>8.84</text:p>
          </table:table-cell>
          <table:table-cell office:value-type="float" office:value="942.039405940594" calcext:value-type="float">
            <text:p>942.0</text:p>
          </table:table-cell>
          <table:table-cell office:value-type="float" office:value="959.719405940594" calcext:value-type="float">
            <text:p>959.7</text:p>
          </table:table-cell>
          <table:table-cell office:value-type="float" office:value="0.501282320466179" calcext:value-type="float">
            <text:p>0.501</text:p>
          </table:table-cell>
          <table:table-cell office:value-type="float" office:value="0.501813005489428" calcext:value-type="float">
            <text:p>0.502</text:p>
          </table:table-cell>
          <table:table-cell office:value-type="float" office:value="0.143222178604682" calcext:value-type="float">
            <text:p>0.143</text:p>
          </table:table-cell>
          <table:table-cell office:value-type="float" office:value="0.143316753623159" calcext:value-type="float">
            <text:p>0.143</text:p>
          </table:table-cell>
          <table:table-cell office:value-type="float" office:value="-102.456860377821" calcext:value-type="float">
            <text:p>-102.5</text:p>
          </table:table-cell>
          <table:table-cell office:value-type="float" office:value="102.456860377821" calcext:value-type="float">
            <text:p>102.5</text:p>
          </table:table-cell>
          <table:table-cell office:value-type="float" office:value="839.654141358159" calcext:value-type="float">
            <text:p>839.7</text:p>
          </table:table-cell>
          <table:table-cell office:value-type="float" office:value="1062.17626631841" calcext:value-type="float">
            <text:p>1062.2</text:p>
          </table:table-cell>
          <table:table-cell office:value-type="float" office:value="1006.54573507835" calcext:value-type="float">
            <text:p>100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8" number:min-decimal-places="18" number:min-integer-digits="1"/>
    </number:number-style>
    <number:number-style style:name="N148">
      <number:number number:decimal-places="19" number:min-decimal-places="1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1:49:43.9635677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2T11:52:24.559507614</dc:date>
    <meta:editing-duration>PT1H9M3S</meta:editing-duration>
    <meta:editing-cycles>11</meta:editing-cycles>
    <meta:generator>LibreOffice/24.2.7.2$Linux_X86_64 LibreOffice_project/420$Build-2</meta:generator>
    <meta:document-statistic meta:table-count="5" meta:cell-count="1749" meta:object-count="0"/>
  </office:meta>
</office:document-meta>
</file>